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bcc" fo:border="0.74pt solid #000000"/>
    </style:style>
    <style:style style:name="ce3" style:family="table-cell" style:parent-style-name="Default">
      <style:table-cell-properties fo:background-color="#ffe5ca" fo:border="0.74pt solid #000000"/>
    </style:style>
    <style:style style:name="ce4" style:family="table-cell" style:parent-style-name="Default">
      <style:table-cell-properties fo:background-color="#f9a870" fo:border="0.74pt solid #000000"/>
    </style:style>
    <style:style style:name="ce5" style:family="table-cell" style:parent-style-name="Default" style:data-style-name="N61">
      <style:table-cell-properties fo:background-color="#fffbcc" fo:border="0.74pt solid #000000"/>
    </style:style>
    <style:style style:name="ce6" style:family="table-cell" style:parent-style-name="Default" style:data-style-name="N61">
      <style:table-cell-properties fo:background-color="#ffe5ca" fo:border="0.74pt solid #000000"/>
    </style:style>
    <style:style style:name="ce7" style:family="table-cell" style:parent-style-name="Default" style:data-style-name="N61">
      <style:table-cell-properties fo:background-color="#f9a870" fo:border="0.74pt solid #000000"/>
    </style:style>
    <style:style style:name="ce8" style:family="table-cell" style:parent-style-name="Default" style:data-style-name="N61">
      <style:table-cell-properties fo:background-color="#fffbcc"/>
    </style:style>
    <style:style style:name="ce9" style:family="table-cell" style:parent-style-name="Default" style:data-style-name="N61">
      <style:table-cell-properties fo:background-color="#ffe5ca"/>
    </style:style>
    <style:style style:name="ce10" style:family="table-cell" style:parent-style-name="Default" style:data-style-name="N61">
      <style:table-cell-properties fo:background-color="#f9a870"/>
    </style:style>
    <style:style style:name="ce11" style:family="table-cell" style:parent-style-name="Default">
      <style:table-cell-properties fo:background-color="#f9a870"/>
    </style:style>
    <style:style style:name="ce12" style:family="table-cell" style:parent-style-name="Default" style:data-style-name="N61"/>
    <style:style style:name="ce13" style:family="table-cell" style:parent-style-name="Default" style:data-style-name="N61">
      <style:text-properties fo:color="#212121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none" style:country-asian="none" style:font-style-asian="normal" style:font-weight-asian="normal" style:font-name-complex="Noto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1" table:number-columns-repeated="4" table:default-cell-style-name="ce5"/>
        <table:table-column table:style-name="co1" table:number-columns-repeated="3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CPU Time</text:p>
          </table:table-cell>
          <table:covered-table-cell table:number-columns-repeated="9" table:style-name="Default"/>
        </table:table-row>
        <table:table-row table:style-name="ro1"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File Size (bytes)</text:p>
          </table:table-cell>
          <table:table-cell table:style-name="Default" office:value-type="string" calcext:value-type="string">
            <text:p>Run 1</text:p>
          </table:table-cell>
          <table:table-cell table:style-name="Default" office:value-type="string" calcext:value-type="string">
            <text:p>Run 2</text:p>
          </table:table-cell>
          <table:table-cell table:style-name="Default" office:value-type="string" calcext:value-type="string">
            <text:p>Run 3</text:p>
          </table:table-cell>
          <table:table-cell table:style-name="Default" office:value-type="string" calcext:value-type="string">
            <text:p>Run 4 </text:p>
          </table:table-cell>
          <table:table-cell table:style-name="Default" office:value-type="string" calcext:value-type="string">
            <text:p>Run 5</text:p>
          </table:table-cell>
          <table:table-cell table:style-name="Default" office:value-type="string" calcext:value-type="string">
            <text:p>Min Run</text:p>
          </table:table-cell>
          <table:table-cell table:style-name="Default" office:value-type="string" calcext:value-type="string">
            <text:p>Max Run</text:p>
          </table:table-cell>
          <table:table-cell table:style-name="Default" office:value-type="string" calcext:value-type="string">
            <text:p>Avg. Run</text:p>
          </table:table-cell>
        </table:table-row>
        <table:table-row table:style-name="ro1">
          <table:table-cell office:value-type="string" calcext:value-type="string">
            <text:p>small_text0</text:p>
          </table:table-cell>
          <table:table-cell office:value-type="float" office:value="22207" calcext:value-type="float">
            <text:p>22207</text:p>
          </table:table-cell>
          <table:table-cell table:style-name="ce5" office:value-type="float" office:value="5272740" calcext:value-type="float">
            <text:p>5.27E+06</text:p>
          </table:table-cell>
          <table:table-cell office:value-type="float" office:value="3365640" calcext:value-type="float">
            <text:p>3.37E+06</text:p>
          </table:table-cell>
          <table:table-cell office:value-type="float" office:value="4146180" calcext:value-type="float">
            <text:p>4.15E+06</text:p>
          </table:table-cell>
          <table:table-cell office:value-type="float" office:value="5345170" calcext:value-type="float">
            <text:p>5.35E+06</text:p>
          </table:table-cell>
          <table:table-cell office:value-type="float" office:value="4289970" calcext:value-type="float">
            <text:p>4.29E+06</text:p>
          </table:table-cell>
          <table:table-cell table:style-name="ce8" table:formula="of:=MIN( [.C3];[.D3];[.E3];[.F3];[.G3])" office:value-type="float" office:value="3365640" calcext:value-type="float">
            <text:p>3.37E+06</text:p>
          </table:table-cell>
          <table:table-cell table:style-name="ce8" table:formula="of:=MAX([.C3:.G3])" office:value-type="float" office:value="5345170" calcext:value-type="float">
            <text:p>5.35E+06</text:p>
          </table:table-cell>
          <table:table-cell table:style-name="ce8" table:formula="of:=AVERAGE([.C3:.G3])" office:value-type="float" office:value="4483940" calcext:value-type="float">
            <text:p>4.48E+06</text:p>
          </table:table-cell>
        </table:table-row>
        <table:table-row table:style-name="ro1">
          <table:table-cell office:value-type="string" calcext:value-type="string">
            <text:p>small_text1</text:p>
          </table:table-cell>
          <table:table-cell office:value-type="float" office:value="88862" calcext:value-type="float">
            <text:p>88862</text:p>
          </table:table-cell>
          <table:table-cell table:style-name="ce5" office:value-type="float" office:value="11475700" calcext:value-type="float">
            <text:p>1.15E+07</text:p>
          </table:table-cell>
          <table:table-cell office:value-type="float" office:value="11694800" calcext:value-type="float">
            <text:p>1.17E+07</text:p>
          </table:table-cell>
          <table:table-cell office:value-type="float" office:value="10797400" calcext:value-type="float">
            <text:p>1.08E+07</text:p>
          </table:table-cell>
          <table:table-cell office:value-type="float" office:value="11049100" calcext:value-type="float">
            <text:p>1.10E+07</text:p>
          </table:table-cell>
          <table:table-cell office:value-type="float" office:value="11711000" calcext:value-type="float">
            <text:p>1.17E+07</text:p>
          </table:table-cell>
          <table:table-cell table:style-name="ce8" table:formula="of:=MIN( [.C4];[.D4];[.E4];[.F4];[.G4])" office:value-type="float" office:value="10797400" calcext:value-type="float">
            <text:p>1.08E+07</text:p>
          </table:table-cell>
          <table:table-cell table:style-name="ce8" table:formula="of:=MAX([.C4:.G4])" office:value-type="float" office:value="11711000" calcext:value-type="float">
            <text:p>1.17E+07</text:p>
          </table:table-cell>
          <table:table-cell table:style-name="ce8" table:formula="of:=AVERAGE([.C4:.G4])" office:value-type="float" office:value="11345600" calcext:value-type="float">
            <text:p>1.13E+07</text:p>
          </table:table-cell>
        </table:table-row>
        <table:table-row table:style-name="ro1">
          <table:table-cell office:value-type="string" calcext:value-type="string">
            <text:p>small_text2</text:p>
          </table:table-cell>
          <table:table-cell office:value-type="float" office:value="199930" calcext:value-type="float">
            <text:p>199930</text:p>
          </table:table-cell>
          <table:table-cell table:style-name="ce5" office:value-type="float" office:value="15652300" calcext:value-type="float">
            <text:p>1.57E+07</text:p>
          </table:table-cell>
          <table:table-cell office:value-type="float" office:value="16847900" calcext:value-type="float">
            <text:p>1.68E+07</text:p>
          </table:table-cell>
          <table:table-cell office:value-type="float" office:value="17608100" calcext:value-type="float">
            <text:p>1.76E+07</text:p>
          </table:table-cell>
          <table:table-cell office:value-type="float" office:value="15422300" calcext:value-type="float">
            <text:p>1.54E+07</text:p>
          </table:table-cell>
          <table:table-cell office:value-type="float" office:value="20648000" calcext:value-type="float">
            <text:p>2.06E+07</text:p>
          </table:table-cell>
          <table:table-cell table:style-name="ce8" table:formula="of:=MIN( [.C5];[.D5];[.E5];[.F5];[.G5])" office:value-type="float" office:value="15422300" calcext:value-type="float">
            <text:p>1.54E+07</text:p>
          </table:table-cell>
          <table:table-cell table:style-name="ce8" table:formula="of:=MAX([.C5:.G5])" office:value-type="float" office:value="20648000" calcext:value-type="float">
            <text:p>2.06E+07</text:p>
          </table:table-cell>
          <table:table-cell table:style-name="ce8" table:formula="of:=AVERAGE([.C5:.G5])" office:value-type="float" office:value="17235720" calcext:value-type="float">
            <text:p>1.72E+07</text:p>
          </table:table-cell>
        </table:table-row>
        <table:table-row table:style-name="ro1">
          <table:table-cell office:value-type="string" calcext:value-type="string">
            <text:p>small_text3</text:p>
          </table:table-cell>
          <table:table-cell office:value-type="float" office:value="355521" calcext:value-type="float">
            <text:p>355521</text:p>
          </table:table-cell>
          <table:table-cell table:style-name="ce5" office:value-type="float" office:value="30138500" calcext:value-type="float">
            <text:p>3.01E+07</text:p>
          </table:table-cell>
          <table:table-cell office:value-type="float" office:value="28590400" calcext:value-type="float">
            <text:p>2.86E+07</text:p>
          </table:table-cell>
          <table:table-cell office:value-type="float" office:value="26742800" calcext:value-type="float">
            <text:p>2.67E+07</text:p>
          </table:table-cell>
          <table:table-cell office:value-type="float" office:value="28346300" calcext:value-type="float">
            <text:p>2.83E+07</text:p>
          </table:table-cell>
          <table:table-cell office:value-type="float" office:value="25550300" calcext:value-type="float">
            <text:p>2.56E+07</text:p>
          </table:table-cell>
          <table:table-cell table:style-name="ce8" table:formula="of:=MIN( [.C6];[.D6];[.E6];[.F6];[.G6])" office:value-type="float" office:value="25550300" calcext:value-type="float">
            <text:p>2.56E+07</text:p>
          </table:table-cell>
          <table:table-cell table:style-name="ce8" table:formula="of:=MAX([.C6:.G6])" office:value-type="float" office:value="30138500" calcext:value-type="float">
            <text:p>3.01E+07</text:p>
          </table:table-cell>
          <table:table-cell table:style-name="ce8" table:formula="of:=AVERAGE([.C6:.G6])" office:value-type="float" office:value="27873660" calcext:value-type="float">
            <text:p>2.79E+07</text:p>
          </table:table-cell>
        </table:table-row>
        <table:table-row table:style-name="ro1">
          <table:table-cell office:value-type="string" calcext:value-type="string">
            <text:p>small_text4</text:p>
          </table:table-cell>
          <table:table-cell office:value-type="float" office:value="555282" calcext:value-type="float">
            <text:p>555282</text:p>
          </table:table-cell>
          <table:table-cell table:style-name="ce5" office:value-type="float" office:value="41498600" calcext:value-type="float">
            <text:p>4.15E+07</text:p>
          </table:table-cell>
          <table:table-cell office:value-type="float" office:value="42507300" calcext:value-type="float">
            <text:p>4.25E+07</text:p>
          </table:table-cell>
          <table:table-cell office:value-type="float" office:value="40123300" calcext:value-type="float">
            <text:p>4.01E+07</text:p>
          </table:table-cell>
          <table:table-cell office:value-type="float" office:value="42064600" calcext:value-type="float">
            <text:p>4.21E+07</text:p>
          </table:table-cell>
          <table:table-cell office:value-type="float" office:value="39463800" calcext:value-type="float">
            <text:p>3.95E+07</text:p>
          </table:table-cell>
          <table:table-cell table:style-name="ce8" table:formula="of:=MIN( [.C7];[.D7];[.E7];[.F7];[.G7])" office:value-type="float" office:value="39463800" calcext:value-type="float">
            <text:p>3.95E+07</text:p>
          </table:table-cell>
          <table:table-cell table:style-name="ce8" table:formula="of:=MAX([.C7:.G7])" office:value-type="float" office:value="42507300" calcext:value-type="float">
            <text:p>4.25E+07</text:p>
          </table:table-cell>
          <table:table-cell table:style-name="ce8" table:formula="of:=AVERAGE([.C7:.G7])" office:value-type="float" office:value="41131520" calcext:value-type="float">
            <text:p>4.11E+07</text:p>
          </table:table-cell>
        </table:table-row>
        <table:table-row table:style-name="ro1">
          <table:table-cell table:style-name="ce3" office:value-type="string" calcext:value-type="string">
            <text:p>lrg_text0</text:p>
          </table:table-cell>
          <table:table-cell table:style-name="ce3" office:value-type="float" office:value="4998158" calcext:value-type="float">
            <text:p>4998158</text:p>
          </table:table-cell>
          <table:table-cell office:value-type="float" office:value="337347000" calcext:value-type="float">
            <text:p>3.37E+08</text:p>
          </table:table-cell>
          <table:table-cell table:style-name="ce6" office:value-type="float" office:value="326284000" calcext:value-type="float">
            <text:p>3.26E+08</text:p>
          </table:table-cell>
          <table:table-cell table:style-name="ce6" office:value-type="float" office:value="328011000" calcext:value-type="float">
            <text:p>3.28E+08</text:p>
          </table:table-cell>
          <table:table-cell table:style-name="ce6" office:value-type="float" office:value="332693000" calcext:value-type="float">
            <text:p>3.33E+08</text:p>
          </table:table-cell>
          <table:table-cell table:style-name="ce6" office:value-type="float" office:value="338684000" calcext:value-type="float">
            <text:p>3.39E+08</text:p>
          </table:table-cell>
          <table:table-cell table:style-name="ce9" table:formula="of:=MIN([.C8:.G8])" office:value-type="float" office:value="326284000" calcext:value-type="float">
            <text:p>3.26E+08</text:p>
          </table:table-cell>
          <table:table-cell table:style-name="ce9" table:formula="of:=MAX([.C8:.G8])" office:value-type="float" office:value="338684000" calcext:value-type="float">
            <text:p>3.39E+08</text:p>
          </table:table-cell>
          <table:table-cell table:style-name="ce9" table:formula="of:=AVERAGE([.C8:.G8])" office:value-type="float" office:value="332603800" calcext:value-type="float">
            <text:p>3.33E+08</text:p>
          </table:table-cell>
        </table:table-row>
        <table:table-row table:style-name="ro1">
          <table:table-cell table:style-name="ce3" office:value-type="string" calcext:value-type="string">
            <text:p>lrg_text1</text:p>
          </table:table-cell>
          <table:table-cell table:style-name="ce3" office:value-type="float" office:value="19993028" calcext:value-type="float">
            <text:p>19993028</text:p>
          </table:table-cell>
          <table:table-cell office:value-type="float" office:value="1531770000" calcext:value-type="float">
            <text:p>1.53E+09</text:p>
          </table:table-cell>
          <table:table-cell table:style-name="ce6" office:value-type="float" office:value="1541930000" calcext:value-type="float">
            <text:p>1.54E+09</text:p>
          </table:table-cell>
          <table:table-cell table:style-name="ce6" office:value-type="float" office:value="1560990000" calcext:value-type="float">
            <text:p>1.56E+09</text:p>
          </table:table-cell>
          <table:table-cell table:style-name="ce6" office:value-type="float" office:value="1526870000" calcext:value-type="float">
            <text:p>1.53E+09</text:p>
          </table:table-cell>
          <table:table-cell table:style-name="ce6" office:value-type="float" office:value="1543870000" calcext:value-type="float">
            <text:p>1.54E+09</text:p>
          </table:table-cell>
          <table:table-cell table:style-name="ce9" table:formula="of:=MIN([.C9:.G9])" office:value-type="float" office:value="1526870000" calcext:value-type="float">
            <text:p>1.53E+09</text:p>
          </table:table-cell>
          <table:table-cell table:style-name="ce9" table:formula="of:=MAX([.C9:.G9])" office:value-type="float" office:value="1560990000" calcext:value-type="float">
            <text:p>1.56E+09</text:p>
          </table:table-cell>
          <table:table-cell table:style-name="ce9" table:formula="of:=AVERAGE([.C9:.G9])" office:value-type="float" office:value="1541086000" calcext:value-type="float">
            <text:p>1.54E+09</text:p>
          </table:table-cell>
        </table:table-row>
        <table:table-row table:style-name="ro1">
          <table:table-cell table:style-name="ce3" office:value-type="string" calcext:value-type="string">
            <text:p>lrg_text2</text:p>
          </table:table-cell>
          <table:table-cell table:style-name="ce3" office:value-type="float" office:value="44987008" calcext:value-type="float">
            <text:p>44987008</text:p>
          </table:table-cell>
          <table:table-cell office:value-type="float" office:value="3804670000" calcext:value-type="float">
            <text:p>3.80E+09</text:p>
          </table:table-cell>
          <table:table-cell table:style-name="ce6" office:value-type="float" office:value="3949360000" calcext:value-type="float">
            <text:p>3.95E+09</text:p>
          </table:table-cell>
          <table:table-cell table:style-name="ce6" office:value-type="float" office:value="3834710000" calcext:value-type="float">
            <text:p>3.83E+09</text:p>
          </table:table-cell>
          <table:table-cell table:style-name="ce6" office:value-type="float" office:value="3957310000" calcext:value-type="float">
            <text:p>3.96E+09</text:p>
          </table:table-cell>
          <table:table-cell table:style-name="ce6" office:value-type="float" office:value="3884650000" calcext:value-type="float">
            <text:p>3.88E+09</text:p>
          </table:table-cell>
          <table:table-cell table:style-name="ce9" table:formula="of:=MIN([.C10:.G10])" office:value-type="float" office:value="3804670000" calcext:value-type="float">
            <text:p>3.80E+09</text:p>
          </table:table-cell>
          <table:table-cell table:style-name="ce9" table:formula="of:=MAX([.C10:.G10])" office:value-type="float" office:value="3957310000" calcext:value-type="float">
            <text:p>3.96E+09</text:p>
          </table:table-cell>
          <table:table-cell table:style-name="ce9" table:formula="of:=AVERAGE([.C10:.G10])" office:value-type="float" office:value="3886140000" calcext:value-type="float">
            <text:p>3.89E+09</text:p>
          </table:table-cell>
        </table:table-row>
        <table:table-row table:style-name="ro1">
          <table:table-cell table:style-name="ce3" office:value-type="string" calcext:value-type="string">
            <text:p>lrg_text3</text:p>
          </table:table-cell>
          <table:table-cell table:style-name="ce3" office:value-type="float" office:value="79976277" calcext:value-type="float">
            <text:p>79976277</text:p>
          </table:table-cell>
          <table:table-cell office:value-type="float" office:value="7595410000" calcext:value-type="float">
            <text:p>7.60E+09</text:p>
          </table:table-cell>
          <table:table-cell table:style-name="ce6" office:value-type="float" office:value="7692280000" calcext:value-type="float">
            <text:p>7.69E+09</text:p>
          </table:table-cell>
          <table:table-cell table:style-name="ce6" office:value-type="float" office:value="7642550000" calcext:value-type="float">
            <text:p>7.64E+09</text:p>
          </table:table-cell>
          <table:table-cell table:style-name="ce6" office:value-type="float" office:value="7670180000" calcext:value-type="float">
            <text:p>7.67E+09</text:p>
          </table:table-cell>
          <table:table-cell table:style-name="ce6" office:value-type="float" office:value="7632900000" calcext:value-type="float">
            <text:p>7.63E+09</text:p>
          </table:table-cell>
          <table:table-cell table:style-name="ce9" table:formula="of:=MIN([.C11:.G11])" office:value-type="float" office:value="7595410000" calcext:value-type="float">
            <text:p>7.60E+09</text:p>
          </table:table-cell>
          <table:table-cell table:style-name="ce9" table:formula="of:=MAX([.C11:.G11])" office:value-type="float" office:value="7692280000" calcext:value-type="float">
            <text:p>7.69E+09</text:p>
          </table:table-cell>
          <table:table-cell table:style-name="ce9" table:formula="of:=AVERAGE([.C11:.G11])" office:value-type="float" office:value="7646664000" calcext:value-type="float">
            <text:p>7.65E+09</text:p>
          </table:table-cell>
        </table:table-row>
        <table:table-row table:style-name="ro1">
          <table:table-cell table:style-name="ce3" office:value-type="string" calcext:value-type="string">
            <text:p>lrg_text4</text:p>
          </table:table-cell>
          <table:table-cell table:style-name="ce3" office:value-type="float" office:value="124961574" calcext:value-type="float">
            <text:p>124961574</text:p>
          </table:table-cell>
          <table:table-cell office:value-type="float" office:value="13741300000" calcext:value-type="float">
            <text:p>1.37E+10</text:p>
          </table:table-cell>
          <table:table-cell table:style-name="ce6" office:value-type="float" office:value="13817100000" calcext:value-type="float">
            <text:p>1.38E+10</text:p>
          </table:table-cell>
          <table:table-cell table:style-name="ce6" office:value-type="float" office:value="13656600000" calcext:value-type="float">
            <text:p>1.37E+10</text:p>
          </table:table-cell>
          <table:table-cell table:style-name="ce6" office:value-type="float" office:value="13755300000" calcext:value-type="float">
            <text:p>1.38E+10</text:p>
          </table:table-cell>
          <table:table-cell table:style-name="ce6" office:value-type="float" office:value="13473000000" calcext:value-type="float">
            <text:p>1.35E+10</text:p>
          </table:table-cell>
          <table:table-cell table:style-name="ce9" table:formula="of:=MIN([.C12:.G12])" office:value-type="float" office:value="13473000000" calcext:value-type="float">
            <text:p>1.35E+10</text:p>
          </table:table-cell>
          <table:table-cell table:style-name="ce9" table:formula="of:=MAX([.C12:.G12])" office:value-type="float" office:value="13817100000" calcext:value-type="float">
            <text:p>1.38E+10</text:p>
          </table:table-cell>
          <table:table-cell table:style-name="ce9" table:formula="of:=AVERAGE([.C12:.G12])" office:value-type="float" office:value="13688660000" calcext:value-type="float">
            <text:p>1.37E+10</text:p>
          </table:table-cell>
        </table:table-row>
        <table:table-row table:style-name="ro1">
          <table:table-cell table:style-name="ce4" office:value-type="string" calcext:value-type="string">
            <text:p>max_test0</text:p>
          </table:table-cell>
          <table:table-cell table:style-name="ce4" office:value-type="float" office:value="222153312" calcext:value-type="float">
            <text:p>222153312</text:p>
          </table:table-cell>
          <table:table-cell table:style-name="ce7" office:value-type="float" office:value="29659900000" calcext:value-type="float">
            <text:p>2.97E+10</text:p>
          </table:table-cell>
          <table:table-cell table:style-name="ce7" office:value-type="float" office:value="32840800000" calcext:value-type="float">
            <text:p>3.28E+10</text:p>
          </table:table-cell>
          <table:table-cell table:style-name="ce7" office:value-type="float" office:value="31755500000" calcext:value-type="float">
            <text:p>3.18E+10</text:p>
          </table:table-cell>
          <table:table-cell table:style-name="ce7" office:value-type="float" office:value="30872700000" calcext:value-type="float">
            <text:p>3.09E+10</text:p>
          </table:table-cell>
          <table:table-cell table:style-name="ce7" office:value-type="float" office:value="30793100000" calcext:value-type="float">
            <text:p>3.08E+10</text:p>
          </table:table-cell>
          <table:table-cell table:style-name="ce10" table:formula="of:=MIN([.C13:.G13])" office:value-type="float" office:value="29659900000" calcext:value-type="float">
            <text:p>2.97E+10</text:p>
          </table:table-cell>
          <table:table-cell table:style-name="ce10" table:formula="of:=MAX([.C13:.G13])" office:value-type="float" office:value="32840800000" calcext:value-type="float">
            <text:p>3.28E+10</text:p>
          </table:table-cell>
          <table:table-cell table:style-name="ce10" table:formula="of:=AVERAGE([.C13:.G13])" office:value-type="float" office:value="31184400000" calcext:value-type="float">
            <text:p>3.12E+10</text:p>
          </table:table-cell>
        </table:table-row>
        <table:table-row table:style-name="ro1">
          <table:table-cell table:style-name="ce4" office:value-type="string" calcext:value-type="string">
            <text:p>max_test1</text:p>
          </table:table-cell>
          <table:table-cell table:style-name="ce4" office:value-type="float" office:value="888618542" calcext:value-type="float">
            <text:p>888618542</text:p>
          </table:table-cell>
          <table:table-cell table:style-name="ce7" office:value-type="float" office:value="200864000000" calcext:value-type="float">
            <text:p>2.01E+11</text:p>
          </table:table-cell>
          <table:table-cell table:style-name="ce7" office:value-type="float" office:value="207407000000" calcext:value-type="float">
            <text:p>2.07E+11</text:p>
          </table:table-cell>
          <table:table-cell table:style-name="ce7" office:value-type="float" office:value="207682000000" calcext:value-type="float">
            <text:p>2.08E+11</text:p>
          </table:table-cell>
          <table:table-cell table:style-name="ce7" office:value-type="float" office:value="209312000000" calcext:value-type="float">
            <text:p>2.09E+11</text:p>
          </table:table-cell>
          <table:table-cell table:style-name="ce7" office:value-type="float" office:value="209468000000" calcext:value-type="float">
            <text:p>2.09E+11</text:p>
          </table:table-cell>
          <table:table-cell table:style-name="ce10" table:formula="of:=MIN([.C14:.G14])" office:value-type="float" office:value="200864000000" calcext:value-type="float">
            <text:p>2.01E+11</text:p>
          </table:table-cell>
          <table:table-cell table:style-name="ce10" table:formula="of:=MAX([.C14:.G14])" office:value-type="float" office:value="209468000000" calcext:value-type="float">
            <text:p>2.09E+11</text:p>
          </table:table-cell>
          <table:table-cell table:style-name="ce10" table:formula="of:=AVERAGE([.C14:.G14])" office:value-type="float" office:value="206946600000" calcext:value-type="float">
            <text:p>2.07E+11</text:p>
          </table:table-cell>
        </table:table-row>
        <table:table-row table:style-name="ro1">
          <table:table-cell table:style-name="ce4" office:value-type="string" calcext:value-type="string">
            <text:p>max_test2</text:p>
          </table:table-cell>
          <table:table-cell table:style-name="ce4" office:value-type="float" office:value="1999397500" calcext:value-type="float">
            <text:p>1999397500</text:p>
          </table:table-cell>
          <table:table-cell table:style-name="ce7" office:value-type="float" office:value="637162000000" calcext:value-type="float">
            <text:p>6.37E+11</text:p>
          </table:table-cell>
          <table:table-cell table:style-name="ce7" office:value-type="float" office:value="651861000000" calcext:value-type="float">
            <text:p>6.52E+11</text:p>
          </table:table-cell>
          <table:table-cell table:style-name="ce7" office:value-type="float" office:value="643454000000" calcext:value-type="float">
            <text:p>6.43E+11</text:p>
          </table:table-cell>
          <table:table-cell table:style-name="ce7" office:value-type="float" office:value="643886000000" calcext:value-type="float">
            <text:p>6.44E+11</text:p>
          </table:table-cell>
          <table:table-cell table:style-name="ce4"/>
          <table:table-cell table:style-name="ce10" table:formula="of:=MIN([.C15:.G15])" office:value-type="float" office:value="637162000000" calcext:value-type="float">
            <text:p>6.37E+11</text:p>
          </table:table-cell>
          <table:table-cell table:style-name="ce10" table:formula="of:=MAX([.C15:.G15])" office:value-type="float" office:value="651861000000" calcext:value-type="float">
            <text:p>6.52E+11</text:p>
          </table:table-cell>
          <table:table-cell table:style-name="ce10" table:formula="of:=AVERAGE([.C15:.G15])" office:value-type="float" office:value="644090750000" calcext:value-type="float">
            <text:p>6.44E+11</text:p>
          </table:table-cell>
        </table:table-row>
        <table:table-row table:style-name="ro1">
          <table:table-cell table:style-name="ce4" office:value-type="string" calcext:value-type="string">
            <text:p>max_test3</text:p>
          </table:table-cell>
          <table:table-cell table:style-name="ce4" office:value-type="float" office:value="3554467539" calcext:value-type="float">
            <text:p>3554467539</text:p>
          </table:table-cell>
          <table:table-cell table:style-name="ce4" table:number-columns-repeated="5"/>
          <table:table-cell table:style-name="ce11" table:number-columns-repeated="3"/>
        </table:table-row>
        <table:table-row table:style-name="ro1" table:number-rows-repeated="7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Input Time</text:p>
          </table:table-cell>
          <table:covered-table-cell table:number-columns-repeated="9" table:style-name="Default"/>
        </table:table-row>
        <table:table-row table:style-name="ro1"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File Size (bytes)</text:p>
          </table:table-cell>
          <table:table-cell table:style-name="Default" office:value-type="string" calcext:value-type="string">
            <text:p>Run 1</text:p>
          </table:table-cell>
          <table:table-cell table:style-name="Default" office:value-type="string" calcext:value-type="string">
            <text:p>Run 2</text:p>
          </table:table-cell>
          <table:table-cell table:style-name="Default" office:value-type="string" calcext:value-type="string">
            <text:p>Run 3</text:p>
          </table:table-cell>
          <table:table-cell table:style-name="Default" office:value-type="string" calcext:value-type="string">
            <text:p>Run 4 </text:p>
          </table:table-cell>
          <table:table-cell table:style-name="Default" office:value-type="string" calcext:value-type="string">
            <text:p>Run 5</text:p>
          </table:table-cell>
          <table:table-cell table:style-name="Default" office:value-type="string" calcext:value-type="string">
            <text:p>Min Run</text:p>
          </table:table-cell>
          <table:table-cell table:style-name="Default" office:value-type="string" calcext:value-type="string">
            <text:p>Max Run</text:p>
          </table:table-cell>
          <table:table-cell table:style-name="Default" office:value-type="string" calcext:value-type="string">
            <text:p>Avg. Run</text:p>
          </table:table-cell>
        </table:table-row>
        <table:table-row table:style-name="ro1">
          <table:table-cell office:value-type="string" calcext:value-type="string">
            <text:p>small_text0</text:p>
          </table:table-cell>
          <table:table-cell office:value-type="float" office:value="22207" calcext:value-type="float">
            <text:p>22207</text:p>
          </table:table-cell>
          <table:table-cell table:style-name="ce5" office:value-type="float" office:value="2731850" calcext:value-type="float">
            <text:p>2.73E+06</text:p>
          </table:table-cell>
          <table:table-cell office:value-type="float" office:value="2268360" calcext:value-type="float">
            <text:p>2.27E+06</text:p>
          </table:table-cell>
          <table:table-cell office:value-type="float" office:value="2574760" calcext:value-type="float">
            <text:p>2.57E+06</text:p>
          </table:table-cell>
          <table:table-cell office:value-type="float" office:value="2847620" calcext:value-type="float">
            <text:p>2.85E+06</text:p>
          </table:table-cell>
          <table:table-cell office:value-type="float" office:value="2593880" calcext:value-type="float">
            <text:p>2.59E+06</text:p>
          </table:table-cell>
          <table:table-cell table:formula="of:=MIN([.C26:.G26])" office:value-type="float" office:value="2268360" calcext:value-type="float">
            <text:p>2.27E+06</text:p>
          </table:table-cell>
          <table:table-cell table:formula="of:=MAX([.C26:.G26])" office:value-type="float" office:value="2847620" calcext:value-type="float">
            <text:p>2.85E+06</text:p>
          </table:table-cell>
          <table:table-cell table:formula="of:=AVERAGE([.C26:.G26])" office:value-type="float" office:value="2603294" calcext:value-type="float">
            <text:p>2.60E+06</text:p>
          </table:table-cell>
        </table:table-row>
        <table:table-row table:style-name="ro1">
          <table:table-cell office:value-type="string" calcext:value-type="string">
            <text:p>small_text1</text:p>
          </table:table-cell>
          <table:table-cell office:value-type="float" office:value="88862" calcext:value-type="float">
            <text:p>88862</text:p>
          </table:table-cell>
          <table:table-cell table:style-name="ce5" office:value-type="float" office:value="8669220" calcext:value-type="float">
            <text:p>8.67E+06</text:p>
          </table:table-cell>
          <table:table-cell office:value-type="float" office:value="10018500" calcext:value-type="float">
            <text:p>1.00E+07</text:p>
          </table:table-cell>
          <table:table-cell office:value-type="float" office:value="7926950" calcext:value-type="float">
            <text:p>7.93E+06</text:p>
          </table:table-cell>
          <table:table-cell office:value-type="float" office:value="8271920" calcext:value-type="float">
            <text:p>8.27E+06</text:p>
          </table:table-cell>
          <table:table-cell office:value-type="float" office:value="9982130" calcext:value-type="float">
            <text:p>9.98E+06</text:p>
          </table:table-cell>
          <table:table-cell table:formula="of:=MIN([.C27:.G27])" office:value-type="float" office:value="7926950" calcext:value-type="float">
            <text:p>7.93E+06</text:p>
          </table:table-cell>
          <table:table-cell table:formula="of:=MAX([.C27:.G27])" office:value-type="float" office:value="10018500" calcext:value-type="float">
            <text:p>1.00E+07</text:p>
          </table:table-cell>
          <table:table-cell table:formula="of:=AVERAGE([.C27:.G27])" office:value-type="float" office:value="8973744" calcext:value-type="float">
            <text:p>8.97E+06</text:p>
          </table:table-cell>
        </table:table-row>
        <table:table-row table:style-name="ro1">
          <table:table-cell office:value-type="string" calcext:value-type="string">
            <text:p>small_text2</text:p>
          </table:table-cell>
          <table:table-cell office:value-type="float" office:value="199930" calcext:value-type="float">
            <text:p>199930</text:p>
          </table:table-cell>
          <table:table-cell table:style-name="ce5" office:value-type="float" office:value="12165500" calcext:value-type="float">
            <text:p>1.22E+07</text:p>
          </table:table-cell>
          <table:table-cell office:value-type="float" office:value="11653700" calcext:value-type="float">
            <text:p>1.17E+07</text:p>
          </table:table-cell>
          <table:table-cell office:value-type="float" office:value="12458800" calcext:value-type="float">
            <text:p>1.25E+07</text:p>
          </table:table-cell>
          <table:table-cell office:value-type="float" office:value="12176400" calcext:value-type="float">
            <text:p>1.22E+07</text:p>
          </table:table-cell>
          <table:table-cell office:value-type="float" office:value="15244200" calcext:value-type="float">
            <text:p>1.52E+07</text:p>
          </table:table-cell>
          <table:table-cell table:formula="of:=MIN([.C28:.G28])" office:value-type="float" office:value="11653700" calcext:value-type="float">
            <text:p>1.17E+07</text:p>
          </table:table-cell>
          <table:table-cell table:formula="of:=MAX([.C28:.G28])" office:value-type="float" office:value="15244200" calcext:value-type="float">
            <text:p>1.52E+07</text:p>
          </table:table-cell>
          <table:table-cell table:formula="of:=AVERAGE([.C28:.G28])" office:value-type="float" office:value="12739720" calcext:value-type="float">
            <text:p>1.27E+07</text:p>
          </table:table-cell>
        </table:table-row>
        <table:table-row table:style-name="ro1">
          <table:table-cell office:value-type="string" calcext:value-type="string">
            <text:p>small_text3</text:p>
          </table:table-cell>
          <table:table-cell office:value-type="float" office:value="355521" calcext:value-type="float">
            <text:p>355521</text:p>
          </table:table-cell>
          <table:table-cell table:style-name="ce5" office:value-type="float" office:value="20744700" calcext:value-type="float">
            <text:p>2.07E+07</text:p>
          </table:table-cell>
          <table:table-cell office:value-type="float" office:value="20613700" calcext:value-type="float">
            <text:p>2.06E+07</text:p>
          </table:table-cell>
          <table:table-cell office:value-type="float" office:value="21319900" calcext:value-type="float">
            <text:p>2.13E+07</text:p>
          </table:table-cell>
          <table:table-cell office:value-type="float" office:value="20502400" calcext:value-type="float">
            <text:p>2.05E+07</text:p>
          </table:table-cell>
          <table:table-cell office:value-type="float" office:value="17211500" calcext:value-type="float">
            <text:p>1.72E+07</text:p>
          </table:table-cell>
          <table:table-cell table:formula="of:=MIN([.C29:.G29])" office:value-type="float" office:value="17211500" calcext:value-type="float">
            <text:p>1.72E+07</text:p>
          </table:table-cell>
          <table:table-cell table:formula="of:=MAX([.C29:.G29])" office:value-type="float" office:value="21319900" calcext:value-type="float">
            <text:p>2.13E+07</text:p>
          </table:table-cell>
          <table:table-cell table:formula="of:=AVERAGE([.C29:.G29])" office:value-type="float" office:value="20078440" calcext:value-type="float">
            <text:p>2.01E+07</text:p>
          </table:table-cell>
        </table:table-row>
        <table:table-row table:style-name="ro1">
          <table:table-cell office:value-type="string" calcext:value-type="string">
            <text:p>small_text4</text:p>
          </table:table-cell>
          <table:table-cell office:value-type="float" office:value="555282" calcext:value-type="float">
            <text:p>555282</text:p>
          </table:table-cell>
          <table:table-cell table:style-name="ce8" office:value-type="float" office:value="31179700" calcext:value-type="float">
            <text:p>3.12E+07</text:p>
          </table:table-cell>
          <table:table-cell office:value-type="float" office:value="31979400" calcext:value-type="float">
            <text:p>3.20E+07</text:p>
          </table:table-cell>
          <table:table-cell office:value-type="float" office:value="29492500" calcext:value-type="float">
            <text:p>2.95E+07</text:p>
          </table:table-cell>
          <table:table-cell office:value-type="float" office:value="31242000" calcext:value-type="float">
            <text:p>3.12E+07</text:p>
          </table:table-cell>
          <table:table-cell office:value-type="float" office:value="39463800" calcext:value-type="float">
            <text:p>3.95E+07</text:p>
          </table:table-cell>
          <table:table-cell table:formula="of:=MIN([.C30:.G30])" office:value-type="float" office:value="29492500" calcext:value-type="float">
            <text:p>2.95E+07</text:p>
          </table:table-cell>
          <table:table-cell table:formula="of:=MAX([.C30:.G30])" office:value-type="float" office:value="39463800" calcext:value-type="float">
            <text:p>3.95E+07</text:p>
          </table:table-cell>
          <table:table-cell table:formula="of:=AVERAGE([.C30:.G30])" office:value-type="float" office:value="32671480" calcext:value-type="float">
            <text:p>3.27E+07</text:p>
          </table:table-cell>
        </table:table-row>
        <table:table-row table:style-name="ro1">
          <table:table-cell table:style-name="ce3" office:value-type="string" calcext:value-type="string">
            <text:p>lrg_text0</text:p>
          </table:table-cell>
          <table:table-cell table:style-name="ce3" office:value-type="float" office:value="4998158" calcext:value-type="float">
            <text:p>4998158</text:p>
          </table:table-cell>
          <table:table-cell office:value-type="float" office:value="275658000" calcext:value-type="float">
            <text:p>2.76E+08</text:p>
          </table:table-cell>
          <table:table-cell table:style-name="ce6" office:value-type="float" office:value="264054000" calcext:value-type="float">
            <text:p>2.64E+08</text:p>
          </table:table-cell>
          <table:table-cell table:style-name="ce6" office:value-type="float" office:value="266190000" calcext:value-type="float">
            <text:p>2.66E+08</text:p>
          </table:table-cell>
          <table:table-cell table:style-name="ce6" office:value-type="float" office:value="272973000" calcext:value-type="float">
            <text:p>2.73E+08</text:p>
          </table:table-cell>
          <table:table-cell table:style-name="ce6" office:value-type="float" office:value="278224000" calcext:value-type="float">
            <text:p>2.78E+08</text:p>
          </table:table-cell>
          <table:table-cell table:formula="of:=MIN([.C31:.G31])" office:value-type="float" office:value="264054000" calcext:value-type="float">
            <text:p>2.64E+08</text:p>
          </table:table-cell>
          <table:table-cell table:formula="of:=MAX([.C31:.G31])" office:value-type="float" office:value="278224000" calcext:value-type="float">
            <text:p>2.78E+08</text:p>
          </table:table-cell>
          <table:table-cell table:formula="of:=AVERAGE([.C31:.G31])" office:value-type="float" office:value="271419800" calcext:value-type="float">
            <text:p>2.71E+08</text:p>
          </table:table-cell>
        </table:table-row>
        <table:table-row table:style-name="ro1">
          <table:table-cell table:style-name="ce3" office:value-type="string" calcext:value-type="string">
            <text:p>lrg_text1</text:p>
          </table:table-cell>
          <table:table-cell table:style-name="ce3" office:value-type="float" office:value="19993028" calcext:value-type="float">
            <text:p>19993028</text:p>
          </table:table-cell>
          <table:table-cell office:value-type="float" office:value="1312490000" calcext:value-type="float">
            <text:p>1.31E+09</text:p>
          </table:table-cell>
          <table:table-cell table:style-name="ce6" office:value-type="float" office:value="1313320000" calcext:value-type="float">
            <text:p>1.31E+09</text:p>
          </table:table-cell>
          <table:table-cell table:style-name="ce6" office:value-type="float" office:value="1327420000" calcext:value-type="float">
            <text:p>1.33E+09</text:p>
          </table:table-cell>
          <table:table-cell table:style-name="ce6" office:value-type="float" office:value="1294280000" calcext:value-type="float">
            <text:p>1.29E+09</text:p>
          </table:table-cell>
          <table:table-cell table:style-name="ce6" office:value-type="float" office:value="1312770000" calcext:value-type="float">
            <text:p>1.31E+09</text:p>
          </table:table-cell>
          <table:table-cell table:formula="of:=MIN([.C32:.G32])" office:value-type="float" office:value="1294280000" calcext:value-type="float">
            <text:p>1.29E+09</text:p>
          </table:table-cell>
          <table:table-cell table:formula="of:=MAX([.C32:.G32])" office:value-type="float" office:value="1327420000" calcext:value-type="float">
            <text:p>1.33E+09</text:p>
          </table:table-cell>
          <table:table-cell table:formula="of:=AVERAGE([.C32:.G32])" office:value-type="float" office:value="1312056000" calcext:value-type="float">
            <text:p>1.31E+09</text:p>
          </table:table-cell>
        </table:table-row>
        <table:table-row table:style-name="ro1">
          <table:table-cell table:style-name="ce3" office:value-type="string" calcext:value-type="string">
            <text:p>lrg_text2</text:p>
          </table:table-cell>
          <table:table-cell table:style-name="ce3" office:value-type="float" office:value="44987008" calcext:value-type="float">
            <text:p>44987008</text:p>
          </table:table-cell>
          <table:table-cell office:value-type="float" office:value="3311110000" calcext:value-type="float">
            <text:p>3.31E+09</text:p>
          </table:table-cell>
          <table:table-cell table:style-name="ce6" office:value-type="float" office:value="3422670000" calcext:value-type="float">
            <text:p>3.42E+09</text:p>
          </table:table-cell>
          <table:table-cell table:style-name="ce6" office:value-type="float" office:value="3338340000" calcext:value-type="float">
            <text:p>3.34E+09</text:p>
          </table:table-cell>
          <table:table-cell table:style-name="ce6" office:value-type="float" office:value="3347040000" calcext:value-type="float">
            <text:p>3.35E+09</text:p>
          </table:table-cell>
          <table:table-cell table:style-name="ce6" office:value-type="float" office:value="3383670000" calcext:value-type="float">
            <text:p>3.38E+09</text:p>
          </table:table-cell>
          <table:table-cell table:formula="of:=MIN([.C33:.G33])" office:value-type="float" office:value="3311110000" calcext:value-type="float">
            <text:p>3.31E+09</text:p>
          </table:table-cell>
          <table:table-cell table:formula="of:=MAX([.C33:.G33])" office:value-type="float" office:value="3422670000" calcext:value-type="float">
            <text:p>3.42E+09</text:p>
          </table:table-cell>
          <table:table-cell table:formula="of:=AVERAGE([.C33:.G33])" office:value-type="float" office:value="3360566000" calcext:value-type="float">
            <text:p>3.36E+09</text:p>
          </table:table-cell>
        </table:table-row>
        <table:table-row table:style-name="ro1">
          <table:table-cell table:style-name="ce3" office:value-type="string" calcext:value-type="string">
            <text:p>lrg_text3</text:p>
          </table:table-cell>
          <table:table-cell table:style-name="ce3" office:value-type="float" office:value="79976277" calcext:value-type="float">
            <text:p>79976277</text:p>
          </table:table-cell>
          <table:table-cell office:value-type="float" office:value="6720610000" calcext:value-type="float">
            <text:p>6.72E+09</text:p>
          </table:table-cell>
          <table:table-cell table:style-name="ce6" office:value-type="float" office:value="6770220000" calcext:value-type="float">
            <text:p>6.77E+09</text:p>
          </table:table-cell>
          <table:table-cell table:style-name="ce6" office:value-type="float" office:value="6747790000" calcext:value-type="float">
            <text:p>6.75E+09</text:p>
          </table:table-cell>
          <table:table-cell table:style-name="ce6" office:value-type="float" office:value="6774530000" calcext:value-type="float">
            <text:p>6.77E+09</text:p>
          </table:table-cell>
          <table:table-cell table:style-name="ce6" office:value-type="float" office:value="6722830000" calcext:value-type="float">
            <text:p>6.72E+09</text:p>
          </table:table-cell>
          <table:table-cell table:formula="of:=MIN([.C34:.G34])" office:value-type="float" office:value="6720610000" calcext:value-type="float">
            <text:p>6.72E+09</text:p>
          </table:table-cell>
          <table:table-cell table:formula="of:=MAX([.C34:.G34])" office:value-type="float" office:value="6774530000" calcext:value-type="float">
            <text:p>6.77E+09</text:p>
          </table:table-cell>
          <table:table-cell table:formula="of:=AVERAGE([.C34:.G34])" office:value-type="float" office:value="6747196000" calcext:value-type="float">
            <text:p>6.75E+09</text:p>
          </table:table-cell>
        </table:table-row>
        <table:table-row table:style-name="ro1">
          <table:table-cell table:style-name="ce3" office:value-type="string" calcext:value-type="string">
            <text:p>lrg_text4</text:p>
          </table:table-cell>
          <table:table-cell table:style-name="ce3" office:value-type="float" office:value="124961574" calcext:value-type="float">
            <text:p>124961574</text:p>
          </table:table-cell>
          <table:table-cell office:value-type="float" office:value="12329600000" calcext:value-type="float">
            <text:p>1.23E+10</text:p>
          </table:table-cell>
          <table:table-cell table:style-name="ce6" office:value-type="float" office:value="12392000000" calcext:value-type="float">
            <text:p>1.24E+10</text:p>
          </table:table-cell>
          <table:table-cell table:style-name="ce6" office:value-type="float" office:value="12239900000" calcext:value-type="float">
            <text:p>1.22E+10</text:p>
          </table:table-cell>
          <table:table-cell table:style-name="ce6" office:value-type="float" office:value="12352100000" calcext:value-type="float">
            <text:p>1.24E+10</text:p>
          </table:table-cell>
          <table:table-cell table:style-name="ce6" office:value-type="float" office:value="12060700000" calcext:value-type="float">
            <text:p>1.21E+10</text:p>
          </table:table-cell>
          <table:table-cell table:formula="of:=MIN([.C35:.G35])" office:value-type="float" office:value="12060700000" calcext:value-type="float">
            <text:p>1.21E+10</text:p>
          </table:table-cell>
          <table:table-cell table:formula="of:=MAX([.C35:.G35])" office:value-type="float" office:value="12392000000" calcext:value-type="float">
            <text:p>1.24E+10</text:p>
          </table:table-cell>
          <table:table-cell table:formula="of:=AVERAGE([.C35:.G35])" office:value-type="float" office:value="12274860000" calcext:value-type="float">
            <text:p>1.23E+10</text:p>
          </table:table-cell>
        </table:table-row>
        <table:table-row table:style-name="ro1">
          <table:table-cell table:style-name="ce4" office:value-type="string" calcext:value-type="string">
            <text:p>max_test0</text:p>
          </table:table-cell>
          <table:table-cell table:style-name="ce4" office:value-type="float" office:value="222153312" calcext:value-type="float">
            <text:p>222153312</text:p>
          </table:table-cell>
          <table:table-cell table:style-name="ce7" office:value-type="float" office:value="27147100000" calcext:value-type="float">
            <text:p>2.71E+10</text:p>
          </table:table-cell>
          <table:table-cell table:style-name="ce7" office:value-type="float" office:value="29253700000" calcext:value-type="float">
            <text:p>2.93E+10</text:p>
          </table:table-cell>
          <table:table-cell table:style-name="ce7" office:value-type="float" office:value="27225900000" calcext:value-type="float">
            <text:p>2.72E+10</text:p>
          </table:table-cell>
          <table:table-cell table:style-name="ce7" office:value-type="float" office:value="27654600000" calcext:value-type="float">
            <text:p>2.77E+10</text:p>
          </table:table-cell>
          <table:table-cell table:style-name="ce7" office:value-type="float" office:value="27235700000" calcext:value-type="float">
            <text:p>2.72E+10</text:p>
          </table:table-cell>
          <table:table-cell table:formula="of:=MIN([.C36:.G36])" office:value-type="float" office:value="27147100000" calcext:value-type="float">
            <text:p>2.71E+10</text:p>
          </table:table-cell>
          <table:table-cell table:formula="of:=MAX([.C36:.G36])" office:value-type="float" office:value="29253700000" calcext:value-type="float">
            <text:p>2.93E+10</text:p>
          </table:table-cell>
          <table:table-cell table:formula="of:=AVERAGE([.C36:.G36])" office:value-type="float" office:value="27703400000" calcext:value-type="float">
            <text:p>2.77E+10</text:p>
          </table:table-cell>
        </table:table-row>
        <table:table-row table:style-name="ro1">
          <table:table-cell table:style-name="ce4" office:value-type="string" calcext:value-type="string">
            <text:p>max_test1</text:p>
          </table:table-cell>
          <table:table-cell table:style-name="ce4" office:value-type="float" office:value="888618542" calcext:value-type="float">
            <text:p>888618542</text:p>
          </table:table-cell>
          <table:table-cell table:style-name="ce7" office:value-type="float" office:value="190858000000" calcext:value-type="float">
            <text:p>1.91E+11</text:p>
          </table:table-cell>
          <table:table-cell table:style-name="ce7" office:value-type="float" office:value="188751000000" calcext:value-type="float">
            <text:p>1.89E+11</text:p>
          </table:table-cell>
          <table:table-cell table:style-name="ce7" office:value-type="float" office:value="189714000000" calcext:value-type="float">
            <text:p>1.90E+11</text:p>
          </table:table-cell>
          <table:table-cell table:style-name="ce7" office:value-type="float" office:value="190128000000" calcext:value-type="float">
            <text:p>1.90E+11</text:p>
          </table:table-cell>
          <table:table-cell table:style-name="ce7" office:value-type="float" office:value="191393000000" calcext:value-type="float">
            <text:p>1.91E+11</text:p>
          </table:table-cell>
          <table:table-cell table:formula="of:=MIN([.C37:.G37])" office:value-type="float" office:value="188751000000" calcext:value-type="float">
            <text:p>1.89E+11</text:p>
          </table:table-cell>
          <table:table-cell table:formula="of:=MAX([.C37:.G37])" office:value-type="float" office:value="191393000000" calcext:value-type="float">
            <text:p>1.91E+11</text:p>
          </table:table-cell>
          <table:table-cell table:formula="of:=AVERAGE([.C37:.G37])" office:value-type="float" office:value="190168800000" calcext:value-type="float">
            <text:p>1.90E+11</text:p>
          </table:table-cell>
        </table:table-row>
        <table:table-row table:style-name="ro1">
          <table:table-cell table:style-name="ce4" office:value-type="string" calcext:value-type="string">
            <text:p>max_test2</text:p>
          </table:table-cell>
          <table:table-cell table:style-name="ce4" office:value-type="float" office:value="1999397500" calcext:value-type="float">
            <text:p>1999397500</text:p>
          </table:table-cell>
          <table:table-cell table:style-name="ce7" office:value-type="float" office:value="614449000000" calcext:value-type="float">
            <text:p>6.14E+11</text:p>
          </table:table-cell>
          <table:table-cell table:style-name="ce7" office:value-type="float" office:value="615683000000" calcext:value-type="float">
            <text:p>6.16E+11</text:p>
          </table:table-cell>
          <table:table-cell table:style-name="ce7" office:value-type="float" office:value="606717000000" calcext:value-type="float">
            <text:p>6.07E+11</text:p>
          </table:table-cell>
          <table:table-cell table:style-name="ce7" office:value-type="float" office:value="607728000000" calcext:value-type="float">
            <text:p>6.08E+11</text:p>
          </table:table-cell>
          <table:table-cell table:style-name="ce4"/>
          <table:table-cell table:formula="of:=MIN([.C38:.G38])" office:value-type="float" office:value="606717000000" calcext:value-type="float">
            <text:p>6.07E+11</text:p>
          </table:table-cell>
          <table:table-cell table:formula="of:=MAX([.C38:.G38])" office:value-type="float" office:value="615683000000" calcext:value-type="float">
            <text:p>6.16E+11</text:p>
          </table:table-cell>
          <table:table-cell table:formula="of:=AVERAGE([.C38:.G38])" office:value-type="float" office:value="611144250000" calcext:value-type="float">
            <text:p>6.11E+11</text:p>
          </table:table-cell>
        </table:table-row>
        <table:table-row table:style-name="ro1">
          <table:table-cell table:style-name="ce4" office:value-type="string" calcext:value-type="string">
            <text:p>max_test3</text:p>
          </table:table-cell>
          <table:table-cell table:style-name="ce4" office:value-type="float" office:value="3554467539" calcext:value-type="float">
            <text:p>3554467539</text:p>
          </table:table-cell>
          <table:table-cell table:style-name="ce4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Output Time</text:p>
          </table:table-cell>
          <table:covered-table-cell table:number-columns-repeated="9" table:style-name="Default"/>
        </table:table-row>
        <table:table-row table:style-name="ro1"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File Size (bytes)</text:p>
          </table:table-cell>
          <table:table-cell table:style-name="Default" office:value-type="string" calcext:value-type="string">
            <text:p>Run 1</text:p>
          </table:table-cell>
          <table:table-cell table:style-name="Default" office:value-type="string" calcext:value-type="string">
            <text:p>Run 2</text:p>
          </table:table-cell>
          <table:table-cell table:style-name="Default" office:value-type="string" calcext:value-type="string">
            <text:p>Run 3</text:p>
          </table:table-cell>
          <table:table-cell table:style-name="Default" office:value-type="string" calcext:value-type="string">
            <text:p>Run 4 </text:p>
          </table:table-cell>
          <table:table-cell table:style-name="Default" office:value-type="string" calcext:value-type="string">
            <text:p>Run 5</text:p>
          </table:table-cell>
          <table:table-cell table:style-name="Default" office:value-type="string" calcext:value-type="string">
            <text:p>Min Run</text:p>
          </table:table-cell>
          <table:table-cell table:style-name="Default" office:value-type="string" calcext:value-type="string">
            <text:p>Max Run</text:p>
          </table:table-cell>
          <table:table-cell table:style-name="Default" office:value-type="string" calcext:value-type="string">
            <text:p>Avg. Run</text:p>
          </table:table-cell>
        </table:table-row>
        <table:table-row table:style-name="ro1">
          <table:table-cell office:value-type="string" calcext:value-type="string">
            <text:p>small_text0</text:p>
          </table:table-cell>
          <table:table-cell office:value-type="float" office:value="22207" calcext:value-type="float">
            <text:p>22207</text:p>
          </table:table-cell>
          <table:table-cell table:style-name="ce5" office:value-type="float" office:value="2491600" calcext:value-type="float">
            <text:p>2.49E+06</text:p>
          </table:table-cell>
          <table:table-cell office:value-type="float" office:value="1059390" calcext:value-type="float">
            <text:p>1.06E+06</text:p>
          </table:table-cell>
          <table:table-cell office:value-type="float" office:value="1528500" calcext:value-type="float">
            <text:p>1.53E+06</text:p>
          </table:table-cell>
          <table:table-cell office:value-type="float" office:value="2448430" calcext:value-type="float">
            <text:p>2.45E+06</text:p>
          </table:table-cell>
          <table:table-cell office:value-type="float" office:value="1651440" calcext:value-type="float">
            <text:p>1.65E+06</text:p>
          </table:table-cell>
          <table:table-cell table:formula="of:=MIN([.C44:.G44])" office:value-type="float" office:value="1059390" calcext:value-type="float">
            <text:p>1.06E+06</text:p>
          </table:table-cell>
          <table:table-cell table:style-name="ce13" table:formula="of:=MAX([.C44:.G44])" office:value-type="float" office:value="2491600" calcext:value-type="float">
            <text:p>2.49E+06</text:p>
          </table:table-cell>
          <table:table-cell table:formula="of:=AVERAGE([.C44:.G44])" office:value-type="float" office:value="1835872" calcext:value-type="float">
            <text:p>1.84E+06</text:p>
          </table:table-cell>
        </table:table-row>
        <table:table-row table:style-name="ro1">
          <table:table-cell office:value-type="string" calcext:value-type="string">
            <text:p>small_text1</text:p>
          </table:table-cell>
          <table:table-cell office:value-type="float" office:value="88862" calcext:value-type="float">
            <text:p>88862</text:p>
          </table:table-cell>
          <table:table-cell table:style-name="ce5" office:value-type="float" office:value="2760860" calcext:value-type="float">
            <text:p>2.76E+06</text:p>
          </table:table-cell>
          <table:table-cell office:value-type="float" office:value="1637860" calcext:value-type="float">
            <text:p>1.64E+06</text:p>
          </table:table-cell>
          <table:table-cell office:value-type="float" office:value="2827490" calcext:value-type="float">
            <text:p>2.83E+06</text:p>
          </table:table-cell>
          <table:table-cell office:value-type="float" office:value="2734380" calcext:value-type="float">
            <text:p>2.73E+06</text:p>
          </table:table-cell>
          <table:table-cell office:value-type="float" office:value="1689700" calcext:value-type="float">
            <text:p>1.69E+06</text:p>
          </table:table-cell>
          <table:table-cell table:formula="of:=MIN([.C45:.G45])" office:value-type="float" office:value="1637860" calcext:value-type="float">
            <text:p>1.64E+06</text:p>
          </table:table-cell>
          <table:table-cell table:style-name="ce13" table:formula="of:=MAX([.C45:.G45])" office:value-type="float" office:value="2827490" calcext:value-type="float">
            <text:p>2.83E+06</text:p>
          </table:table-cell>
          <table:table-cell table:formula="of:=AVERAGE([.C45:.G45])" office:value-type="float" office:value="2330058" calcext:value-type="float">
            <text:p>2.33E+06</text:p>
          </table:table-cell>
        </table:table-row>
        <table:table-row table:style-name="ro1">
          <table:table-cell office:value-type="string" calcext:value-type="string">
            <text:p>small_text2</text:p>
          </table:table-cell>
          <table:table-cell office:value-type="float" office:value="199930" calcext:value-type="float">
            <text:p>199930</text:p>
          </table:table-cell>
          <table:table-cell table:style-name="ce5" office:value-type="float" office:value="3418450" calcext:value-type="float">
            <text:p>3.42E+06</text:p>
          </table:table-cell>
          <table:table-cell office:value-type="float" office:value="5126730" calcext:value-type="float">
            <text:p>5.13E+06</text:p>
          </table:table-cell>
          <table:table-cell office:value-type="float" office:value="5078800" calcext:value-type="float">
            <text:p>5.08E+06</text:p>
          </table:table-cell>
          <table:table-cell office:value-type="float" office:value="3190230" calcext:value-type="float">
            <text:p>3.19E+06</text:p>
          </table:table-cell>
          <table:table-cell office:value-type="float" office:value="5349700" calcext:value-type="float">
            <text:p>5.35E+06</text:p>
          </table:table-cell>
          <table:table-cell table:formula="of:=MIN([.C46:.G46])" office:value-type="float" office:value="3190230" calcext:value-type="float">
            <text:p>3.19E+06</text:p>
          </table:table-cell>
          <table:table-cell table:style-name="ce13" table:formula="of:=MAX([.C46:.G46])" office:value-type="float" office:value="5349700" calcext:value-type="float">
            <text:p>5.35E+06</text:p>
          </table:table-cell>
          <table:table-cell table:formula="of:=AVERAGE([.C46:.G46])" office:value-type="float" office:value="4432782" calcext:value-type="float">
            <text:p>4.43E+06</text:p>
          </table:table-cell>
        </table:table-row>
        <table:table-row table:style-name="ro1">
          <table:table-cell office:value-type="string" calcext:value-type="string">
            <text:p>small_text3</text:p>
          </table:table-cell>
          <table:table-cell office:value-type="float" office:value="355521" calcext:value-type="float">
            <text:p>355521</text:p>
          </table:table-cell>
          <table:table-cell table:style-name="ce5" office:value-type="float" office:value="9318330" calcext:value-type="float">
            <text:p>9.32E+06</text:p>
          </table:table-cell>
          <table:table-cell office:value-type="float" office:value="7910270" calcext:value-type="float">
            <text:p>7.91E+06</text:p>
          </table:table-cell>
          <table:table-cell office:value-type="float" office:value="5354270" calcext:value-type="float">
            <text:p>5.35E+06</text:p>
          </table:table-cell>
          <table:table-cell office:value-type="float" office:value="7776200" calcext:value-type="float">
            <text:p>7.78E+06</text:p>
          </table:table-cell>
          <table:table-cell office:value-type="float" office:value="8287930" calcext:value-type="float">
            <text:p>8.29E+06</text:p>
          </table:table-cell>
          <table:table-cell table:formula="of:=MIN([.C47:.G47])" office:value-type="float" office:value="5354270" calcext:value-type="float">
            <text:p>5.35E+06</text:p>
          </table:table-cell>
          <table:table-cell table:style-name="ce13" table:formula="of:=MAX([.C47:.G47])" office:value-type="float" office:value="9318330" calcext:value-type="float">
            <text:p>9.32E+06</text:p>
          </table:table-cell>
          <table:table-cell table:formula="of:=AVERAGE([.C47:.G47])" office:value-type="float" office:value="7729400" calcext:value-type="float">
            <text:p>7.73E+06</text:p>
          </table:table-cell>
        </table:table-row>
        <table:table-row table:style-name="ro1">
          <table:table-cell office:value-type="string" calcext:value-type="string">
            <text:p>small_text4</text:p>
          </table:table-cell>
          <table:table-cell office:value-type="float" office:value="555282" calcext:value-type="float">
            <text:p>555282</text:p>
          </table:table-cell>
          <table:table-cell table:style-name="ce5" office:value-type="float" office:value="10237300" calcext:value-type="float">
            <text:p>1.02E+07</text:p>
          </table:table-cell>
          <table:table-cell office:value-type="float" office:value="10452600" calcext:value-type="float">
            <text:p>1.05E+07</text:p>
          </table:table-cell>
          <table:table-cell office:value-type="float" office:value="10557200" calcext:value-type="float">
            <text:p>1.06E+07</text:p>
          </table:table-cell>
          <table:table-cell office:value-type="float" office:value="10744000" calcext:value-type="float">
            <text:p>1.07E+07</text:p>
          </table:table-cell>
          <table:table-cell office:value-type="float" office:value="10323800" calcext:value-type="float">
            <text:p>1.03E+07</text:p>
          </table:table-cell>
          <table:table-cell table:formula="of:=MIN([.C48:.G48])" office:value-type="float" office:value="10237300" calcext:value-type="float">
            <text:p>1.02E+07</text:p>
          </table:table-cell>
          <table:table-cell table:style-name="ce13" table:formula="of:=MAX([.C48:.G48])" office:value-type="float" office:value="10744000" calcext:value-type="float">
            <text:p>1.07E+07</text:p>
          </table:table-cell>
          <table:table-cell table:formula="of:=AVERAGE([.C48:.G48])" office:value-type="float" office:value="10462980" calcext:value-type="float">
            <text:p>1.05E+07</text:p>
          </table:table-cell>
        </table:table-row>
        <table:table-row table:style-name="ro1">
          <table:table-cell table:style-name="ce3" office:value-type="string" calcext:value-type="string">
            <text:p>lrg_text0</text:p>
          </table:table-cell>
          <table:table-cell table:style-name="ce3" office:value-type="float" office:value="4998158" calcext:value-type="float">
            <text:p>4998158</text:p>
          </table:table-cell>
          <table:table-cell office:value-type="float" office:value="61439700" calcext:value-type="float">
            <text:p>6.14E+07</text:p>
          </table:table-cell>
          <table:table-cell table:style-name="ce6" office:value-type="float" office:value="62229300" calcext:value-type="float">
            <text:p>6.22E+07</text:p>
          </table:table-cell>
          <table:table-cell table:style-name="ce6" office:value-type="float" office:value="61578700" calcext:value-type="float">
            <text:p>6.16E+07</text:p>
          </table:table-cell>
          <table:table-cell table:style-name="ce6" office:value-type="float" office:value="59476800" calcext:value-type="float">
            <text:p>5.95E+07</text:p>
          </table:table-cell>
          <table:table-cell table:style-name="ce6" office:value-type="float" office:value="60237700" calcext:value-type="float">
            <text:p>6.02E+07</text:p>
          </table:table-cell>
          <table:table-cell table:formula="of:=MIN([.C49:.G49])" office:value-type="float" office:value="59476800" calcext:value-type="float">
            <text:p>5.95E+07</text:p>
          </table:table-cell>
          <table:table-cell table:style-name="ce13" table:formula="of:=MAX([.C49:.G49])" office:value-type="float" office:value="62229300" calcext:value-type="float">
            <text:p>6.22E+07</text:p>
          </table:table-cell>
          <table:table-cell table:formula="of:=AVERAGE([.C49:.G49])" office:value-type="float" office:value="60992440" calcext:value-type="float">
            <text:p>6.10E+07</text:p>
          </table:table-cell>
        </table:table-row>
        <table:table-row table:style-name="ro1">
          <table:table-cell table:style-name="ce3" office:value-type="string" calcext:value-type="string">
            <text:p>lrg_text1</text:p>
          </table:table-cell>
          <table:table-cell table:style-name="ce3" office:value-type="float" office:value="19993028" calcext:value-type="float">
            <text:p>19993028</text:p>
          </table:table-cell>
          <table:table-cell office:value-type="float" office:value="218608000" calcext:value-type="float">
            <text:p>2.19E+08</text:p>
          </table:table-cell>
          <table:table-cell table:style-name="ce6" office:value-type="float" office:value="227945000" calcext:value-type="float">
            <text:p>2.28E+08</text:p>
          </table:table-cell>
          <table:table-cell table:style-name="ce6" office:value-type="float" office:value="232920000" calcext:value-type="float">
            <text:p>2.33E+08</text:p>
          </table:table-cell>
          <table:table-cell table:style-name="ce6" office:value-type="float" office:value="231899000" calcext:value-type="float">
            <text:p>2.32E+08</text:p>
          </table:table-cell>
          <table:table-cell table:style-name="ce6" office:value-type="float" office:value="230444000" calcext:value-type="float">
            <text:p>2.30E+08</text:p>
          </table:table-cell>
          <table:table-cell table:formula="of:=MIN([.C50:.G50])" office:value-type="float" office:value="218608000" calcext:value-type="float">
            <text:p>2.19E+08</text:p>
          </table:table-cell>
          <table:table-cell table:style-name="ce13" table:formula="of:=MAX([.C50:.G50])" office:value-type="float" office:value="232920000" calcext:value-type="float">
            <text:p>2.33E+08</text:p>
          </table:table-cell>
          <table:table-cell table:formula="of:=AVERAGE([.C50:.G50])" office:value-type="float" office:value="228363200" calcext:value-type="float">
            <text:p>2.28E+08</text:p>
          </table:table-cell>
        </table:table-row>
        <table:table-row table:style-name="ro1">
          <table:table-cell table:style-name="ce3" office:value-type="string" calcext:value-type="string">
            <text:p>lrg_text2</text:p>
          </table:table-cell>
          <table:table-cell table:style-name="ce3" office:value-type="float" office:value="44987008" calcext:value-type="float">
            <text:p>44987008</text:p>
          </table:table-cell>
          <table:table-cell office:value-type="float" office:value="492659000" calcext:value-type="float">
            <text:p>4.93E+08</text:p>
          </table:table-cell>
          <table:table-cell table:style-name="ce6" office:value-type="float" office:value="525771000" calcext:value-type="float">
            <text:p>5.26E+08</text:p>
          </table:table-cell>
          <table:table-cell table:style-name="ce6" office:value-type="float" office:value="495423000" calcext:value-type="float">
            <text:p>4.95E+08</text:p>
          </table:table-cell>
          <table:table-cell table:style-name="ce6" office:value-type="float" office:value="609294000" calcext:value-type="float">
            <text:p>6.09E+08</text:p>
          </table:table-cell>
          <table:table-cell table:style-name="ce6" office:value-type="float" office:value="500074000" calcext:value-type="float">
            <text:p>5.00E+08</text:p>
          </table:table-cell>
          <table:table-cell table:formula="of:=MIN([.C51:.G51])" office:value-type="float" office:value="492659000" calcext:value-type="float">
            <text:p>4.93E+08</text:p>
          </table:table-cell>
          <table:table-cell table:style-name="ce13" table:formula="of:=MAX([.C51:.G51])" office:value-type="float" office:value="609294000" calcext:value-type="float">
            <text:p>6.09E+08</text:p>
          </table:table-cell>
          <table:table-cell table:formula="of:=AVERAGE([.C51:.G51])" office:value-type="float" office:value="524644200" calcext:value-type="float">
            <text:p>5.25E+08</text:p>
          </table:table-cell>
        </table:table-row>
        <table:table-row table:style-name="ro1">
          <table:table-cell table:style-name="ce3" office:value-type="string" calcext:value-type="string">
            <text:p>lrg_text3</text:p>
          </table:table-cell>
          <table:table-cell table:style-name="ce3" office:value-type="float" office:value="79976277" calcext:value-type="float">
            <text:p>79976277</text:p>
          </table:table-cell>
          <table:table-cell office:value-type="float" office:value="872693000" calcext:value-type="float">
            <text:p>8.73E+08</text:p>
          </table:table-cell>
          <table:table-cell table:style-name="ce6" office:value-type="float" office:value="919905000" calcext:value-type="float">
            <text:p>9.20E+08</text:p>
          </table:table-cell>
          <table:table-cell table:style-name="ce6" office:value-type="float" office:value="892625000" calcext:value-type="float">
            <text:p>8.93E+08</text:p>
          </table:table-cell>
          <table:table-cell table:style-name="ce6" office:value-type="float" office:value="893494000" calcext:value-type="float">
            <text:p>8.93E+08</text:p>
          </table:table-cell>
          <table:table-cell table:style-name="ce6" office:value-type="float" office:value="907930000" calcext:value-type="float">
            <text:p>9.08E+08</text:p>
          </table:table-cell>
          <table:table-cell table:formula="of:=MIN([.C52:.G52])" office:value-type="float" office:value="872693000" calcext:value-type="float">
            <text:p>8.73E+08</text:p>
          </table:table-cell>
          <table:table-cell table:style-name="ce13" table:formula="of:=MAX([.C52:.G52])" office:value-type="float" office:value="919905000" calcext:value-type="float">
            <text:p>9.20E+08</text:p>
          </table:table-cell>
          <table:table-cell table:formula="of:=AVERAGE([.C52:.G52])" office:value-type="float" office:value="897329400" calcext:value-type="float">
            <text:p>8.97E+08</text:p>
          </table:table-cell>
        </table:table-row>
        <table:table-row table:style-name="ro1">
          <table:table-cell table:style-name="ce3" office:value-type="string" calcext:value-type="string">
            <text:p>lrg_text4</text:p>
          </table:table-cell>
          <table:table-cell table:style-name="ce3" office:value-type="float" office:value="124961574" calcext:value-type="float">
            <text:p>124961574</text:p>
          </table:table-cell>
          <table:table-cell office:value-type="float" office:value="1409120000" calcext:value-type="float">
            <text:p>1.41E+09</text:p>
          </table:table-cell>
          <table:table-cell table:style-name="ce6" office:value-type="float" office:value="1422490000" calcext:value-type="float">
            <text:p>1.42E+09</text:p>
          </table:table-cell>
          <table:table-cell table:style-name="ce6" office:value-type="float" office:value="1414120000" calcext:value-type="float">
            <text:p>1.41E+09</text:p>
          </table:table-cell>
          <table:table-cell table:style-name="ce6" office:value-type="float" office:value="1400630000" calcext:value-type="float">
            <text:p>1.40E+09</text:p>
          </table:table-cell>
          <table:table-cell table:style-name="ce6" office:value-type="float" office:value="1409670000" calcext:value-type="float">
            <text:p>1.41E+09</text:p>
          </table:table-cell>
          <table:table-cell table:formula="of:=MIN([.C53:.G53])" office:value-type="float" office:value="1400630000" calcext:value-type="float">
            <text:p>1.40E+09</text:p>
          </table:table-cell>
          <table:table-cell table:style-name="ce13" table:formula="of:=MAX([.C53:.G53])" office:value-type="float" office:value="1422490000" calcext:value-type="float">
            <text:p>1.42E+09</text:p>
          </table:table-cell>
          <table:table-cell table:formula="of:=AVERAGE([.C53:.G53])" office:value-type="float" office:value="1411206000" calcext:value-type="float">
            <text:p>1.41E+09</text:p>
          </table:table-cell>
        </table:table-row>
        <table:table-row table:style-name="ro1">
          <table:table-cell table:style-name="ce4" office:value-type="string" calcext:value-type="string">
            <text:p>max_test0</text:p>
          </table:table-cell>
          <table:table-cell table:style-name="ce4" office:value-type="float" office:value="222153312" calcext:value-type="float">
            <text:p>222153312</text:p>
          </table:table-cell>
          <table:table-cell table:style-name="ce7" office:value-type="float" office:value="2508620000" calcext:value-type="float">
            <text:p>2.51E+09</text:p>
          </table:table-cell>
          <table:table-cell table:style-name="ce7" office:value-type="float" office:value="3581150000" calcext:value-type="float">
            <text:p>3.58E+09</text:p>
          </table:table-cell>
          <table:table-cell table:style-name="ce7" office:value-type="float" office:value="3640540000" calcext:value-type="float">
            <text:p>3.64E+09</text:p>
          </table:table-cell>
          <table:table-cell table:style-name="ce7" office:value-type="float" office:value="4095140000" calcext:value-type="float">
            <text:p>4.10E+09</text:p>
          </table:table-cell>
          <table:table-cell table:style-name="ce7" office:value-type="float" office:value="3551920000" calcext:value-type="float">
            <text:p>3.55E+09</text:p>
          </table:table-cell>
          <table:table-cell table:formula="of:=MIN([.C54:.G54])" office:value-type="float" office:value="2508620000" calcext:value-type="float">
            <text:p>2.51E+09</text:p>
          </table:table-cell>
          <table:table-cell table:style-name="ce13" table:formula="of:=MAX([.C54:.G54])" office:value-type="float" office:value="4095140000" calcext:value-type="float">
            <text:p>4.10E+09</text:p>
          </table:table-cell>
          <table:table-cell table:formula="of:=AVERAGE([.C54:.G54])" office:value-type="float" office:value="3475474000" calcext:value-type="float">
            <text:p>3.48E+09</text:p>
          </table:table-cell>
        </table:table-row>
        <table:table-row table:style-name="ro1">
          <table:table-cell table:style-name="ce4" office:value-type="string" calcext:value-type="string">
            <text:p>max_test1</text:p>
          </table:table-cell>
          <table:table-cell table:style-name="ce4" office:value-type="float" office:value="888618542" calcext:value-type="float">
            <text:p>888618542</text:p>
          </table:table-cell>
          <table:table-cell table:style-name="ce7" office:value-type="float" office:value="9986950000" calcext:value-type="float">
            <text:p>9.99E+09</text:p>
          </table:table-cell>
          <table:table-cell table:style-name="ce7" office:value-type="float" office:value="18646200000" calcext:value-type="float">
            <text:p>1.86E+10</text:p>
          </table:table-cell>
          <table:table-cell table:style-name="ce7" office:value-type="float" office:value="17959400000" calcext:value-type="float">
            <text:p>1.80E+10</text:p>
          </table:table-cell>
          <table:table-cell table:style-name="ce7" office:value-type="float" office:value="19169400000" calcext:value-type="float">
            <text:p>1.92E+10</text:p>
          </table:table-cell>
          <table:table-cell table:style-name="ce7" office:value-type="float" office:value="18054000000" calcext:value-type="float">
            <text:p>1.81E+10</text:p>
          </table:table-cell>
          <table:table-cell table:formula="of:=MIN([.C55:.G55])" office:value-type="float" office:value="9986950000" calcext:value-type="float">
            <text:p>9.99E+09</text:p>
          </table:table-cell>
          <table:table-cell table:style-name="ce13" table:formula="of:=MAX([.C55:.G55])" office:value-type="float" office:value="19169400000" calcext:value-type="float">
            <text:p>1.92E+10</text:p>
          </table:table-cell>
          <table:table-cell table:formula="of:=AVERAGE([.C55:.G55])" office:value-type="float" office:value="16763190000" calcext:value-type="float">
            <text:p>1.68E+10</text:p>
          </table:table-cell>
        </table:table-row>
        <table:table-row table:style-name="ro1">
          <table:table-cell table:style-name="ce4" office:value-type="string" calcext:value-type="string">
            <text:p>max_test2</text:p>
          </table:table-cell>
          <table:table-cell table:style-name="ce4" office:value-type="float" office:value="1999397500" calcext:value-type="float">
            <text:p>1999397500</text:p>
          </table:table-cell>
          <table:table-cell table:style-name="ce7" office:value-type="float" office:value="614449000000" calcext:value-type="float">
            <text:p>6.14E+11</text:p>
          </table:table-cell>
          <table:table-cell table:style-name="ce7" office:value-type="float" office:value="615683000000" calcext:value-type="float">
            <text:p>6.16E+11</text:p>
          </table:table-cell>
          <table:table-cell table:style-name="ce7" office:value-type="float" office:value="606717000000" calcext:value-type="float">
            <text:p>6.07E+11</text:p>
          </table:table-cell>
          <table:table-cell table:style-name="ce7" office:value-type="float" office:value="607728000000" calcext:value-type="float">
            <text:p>6.08E+11</text:p>
          </table:table-cell>
          <table:table-cell table:style-name="ce4"/>
          <table:table-cell table:formula="of:=MIN([.C56:.G56])" office:value-type="float" office:value="606717000000" calcext:value-type="float">
            <text:p>6.07E+11</text:p>
          </table:table-cell>
          <table:table-cell table:style-name="ce13" table:formula="of:=MAX([.C56:.G56])" office:value-type="float" office:value="615683000000" calcext:value-type="float">
            <text:p>6.16E+11</text:p>
          </table:table-cell>
          <table:table-cell table:formula="of:=AVERAGE([.C56:.G56])" office:value-type="float" office:value="611144250000" calcext:value-type="float">
            <text:p>6.11E+11</text:p>
          </table:table-cell>
        </table:table-row>
        <table:table-row table:style-name="ro1">
          <table:table-cell table:style-name="ce4" office:value-type="string" calcext:value-type="string">
            <text:p>max_test3</text:p>
          </table:table-cell>
          <table:table-cell table:style-name="ce4" office:value-type="float" office:value="3554467539" calcext:value-type="float">
            <text:p>3554467539</text:p>
          </table:table-cell>
          <table:table-cell table:style-name="ce4" table:number-columns-repeated="5"/>
          <table:table-cell table:style-name="Default"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Total I/O Time</text:p>
          </table:table-cell>
          <table:covered-table-cell table:number-columns-repeated="9" table:style-name="Default"/>
        </table:table-row>
        <table:table-row table:style-name="ro1"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File Size (bytes)</text:p>
          </table:table-cell>
          <table:table-cell table:style-name="Default" office:value-type="string" calcext:value-type="string">
            <text:p>Run 1</text:p>
          </table:table-cell>
          <table:table-cell table:style-name="Default" office:value-type="string" calcext:value-type="string">
            <text:p>Run 2</text:p>
          </table:table-cell>
          <table:table-cell table:style-name="Default" office:value-type="string" calcext:value-type="string">
            <text:p>Run 3</text:p>
          </table:table-cell>
          <table:table-cell table:style-name="Default" office:value-type="string" calcext:value-type="string">
            <text:p>Run 4 </text:p>
          </table:table-cell>
          <table:table-cell table:style-name="Default" office:value-type="string" calcext:value-type="string">
            <text:p>Run 5</text:p>
          </table:table-cell>
          <table:table-cell table:style-name="Default" office:value-type="string" calcext:value-type="string">
            <text:p>Min Run</text:p>
          </table:table-cell>
          <table:table-cell table:style-name="Default" office:value-type="string" calcext:value-type="string">
            <text:p>Max Run</text:p>
          </table:table-cell>
          <table:table-cell table:style-name="Default" office:value-type="string" calcext:value-type="string">
            <text:p>Avg. Run</text:p>
          </table:table-cell>
        </table:table-row>
        <table:table-row table:style-name="ro1">
          <table:table-cell office:value-type="string" calcext:value-type="string">
            <text:p>small_text0</text:p>
          </table:table-cell>
          <table:table-cell office:value-type="float" office:value="22207" calcext:value-type="float">
            <text:p>22207</text:p>
          </table:table-cell>
          <table:table-cell table:style-name="ce5" office:value-type="float" office:value="5223450" calcext:value-type="float">
            <text:p>5.22E+06</text:p>
          </table:table-cell>
          <table:table-cell office:value-type="float" office:value="1059390" calcext:value-type="float">
            <text:p>1.06E+06</text:p>
          </table:table-cell>
          <table:table-cell office:value-type="float" office:value="1528500" calcext:value-type="float">
            <text:p>1.53E+06</text:p>
          </table:table-cell>
          <table:table-cell office:value-type="float" office:value="2448430" calcext:value-type="float">
            <text:p>2.45E+06</text:p>
          </table:table-cell>
          <table:table-cell office:value-type="float" office:value="1651440" calcext:value-type="float">
            <text:p>1.65E+06</text:p>
          </table:table-cell>
          <table:table-cell table:formula="of:=MIN([.C61:.G61])" office:value-type="float" office:value="1059390" calcext:value-type="float">
            <text:p>1.06E+06</text:p>
          </table:table-cell>
          <table:table-cell table:formula="of:=MAX([.C61:.G61])" office:value-type="float" office:value="5223450" calcext:value-type="float">
            <text:p>5.22E+06</text:p>
          </table:table-cell>
          <table:table-cell table:formula="of:=AVERAGE([.C61:.G61])" office:value-type="float" office:value="2382242" calcext:value-type="float">
            <text:p>2.38E+06</text:p>
          </table:table-cell>
        </table:table-row>
        <table:table-row table:style-name="ro1">
          <table:table-cell office:value-type="string" calcext:value-type="string">
            <text:p>small_text1</text:p>
          </table:table-cell>
          <table:table-cell office:value-type="float" office:value="88862" calcext:value-type="float">
            <text:p>88862</text:p>
          </table:table-cell>
          <table:table-cell table:style-name="ce5" office:value-type="float" office:value="11430100" calcext:value-type="float">
            <text:p>1.14E+07</text:p>
          </table:table-cell>
          <table:table-cell office:value-type="float" office:value="11656400" calcext:value-type="float">
            <text:p>1.17E+07</text:p>
          </table:table-cell>
          <table:table-cell office:value-type="float" office:value="10754400" calcext:value-type="float">
            <text:p>1.08E+07</text:p>
          </table:table-cell>
          <table:table-cell office:value-type="float" office:value="11006300" calcext:value-type="float">
            <text:p>1.10E+07</text:p>
          </table:table-cell>
          <table:table-cell office:value-type="float" office:value="11662800" calcext:value-type="float">
            <text:p>1.17E+07</text:p>
          </table:table-cell>
          <table:table-cell table:formula="of:=MIN([.C62:.G62])" office:value-type="float" office:value="10754400" calcext:value-type="float">
            <text:p>1.08E+07</text:p>
          </table:table-cell>
          <table:table-cell table:formula="of:=MAX([.C62:.G62])" office:value-type="float" office:value="11662800" calcext:value-type="float">
            <text:p>1.17E+07</text:p>
          </table:table-cell>
          <table:table-cell table:formula="of:=AVERAGE([.C62:.G62])" office:value-type="float" office:value="11302000" calcext:value-type="float">
            <text:p>1.13E+07</text:p>
          </table:table-cell>
        </table:table-row>
        <table:table-row table:style-name="ro1">
          <table:table-cell office:value-type="string" calcext:value-type="string">
            <text:p>small_text2</text:p>
          </table:table-cell>
          <table:table-cell office:value-type="float" office:value="199930" calcext:value-type="float">
            <text:p>199930</text:p>
          </table:table-cell>
          <table:table-cell table:style-name="ce5" office:value-type="float" office:value="15583900" calcext:value-type="float">
            <text:p>1.56E+07</text:p>
          </table:table-cell>
          <table:table-cell office:value-type="float" office:value="16780500" calcext:value-type="float">
            <text:p>1.68E+07</text:p>
          </table:table-cell>
          <table:table-cell office:value-type="float" office:value="17537600" calcext:value-type="float">
            <text:p>1.75E+07</text:p>
          </table:table-cell>
          <table:table-cell office:value-type="float" office:value="15366600" calcext:value-type="float">
            <text:p>1.54E+07</text:p>
          </table:table-cell>
          <table:table-cell office:value-type="float" office:value="20593900" calcext:value-type="float">
            <text:p>2.06E+07</text:p>
          </table:table-cell>
          <table:table-cell table:formula="of:=MIN([.C63:.G63])" office:value-type="float" office:value="15366600" calcext:value-type="float">
            <text:p>1.54E+07</text:p>
          </table:table-cell>
          <table:table-cell table:formula="of:=MAX([.C63:.G63])" office:value-type="float" office:value="20593900" calcext:value-type="float">
            <text:p>2.06E+07</text:p>
          </table:table-cell>
          <table:table-cell table:formula="of:=AVERAGE([.C63:.G63])" office:value-type="float" office:value="17172500" calcext:value-type="float">
            <text:p>1.72E+07</text:p>
          </table:table-cell>
        </table:table-row>
        <table:table-row table:style-name="ro1">
          <table:table-cell office:value-type="string" calcext:value-type="string">
            <text:p>small_text3</text:p>
          </table:table-cell>
          <table:table-cell office:value-type="float" office:value="355521" calcext:value-type="float">
            <text:p>355521</text:p>
          </table:table-cell>
          <table:table-cell table:style-name="ce5" office:value-type="float" office:value="30063100" calcext:value-type="float">
            <text:p>3.01E+07</text:p>
          </table:table-cell>
          <table:table-cell office:value-type="float" office:value="28523900" calcext:value-type="float">
            <text:p>2.85E+07</text:p>
          </table:table-cell>
          <table:table-cell office:value-type="float" office:value="26674200" calcext:value-type="float">
            <text:p>2.67E+07</text:p>
          </table:table-cell>
          <table:table-cell office:value-type="float" office:value="28278600" calcext:value-type="float">
            <text:p>2.83E+07</text:p>
          </table:table-cell>
          <table:table-cell office:value-type="float" office:value="25499500" calcext:value-type="float">
            <text:p>2.55E+07</text:p>
          </table:table-cell>
          <table:table-cell table:formula="of:=MIN([.C64:.G64])" office:value-type="float" office:value="25499500" calcext:value-type="float">
            <text:p>2.55E+07</text:p>
          </table:table-cell>
          <table:table-cell table:formula="of:=MAX([.C64:.G64])" office:value-type="float" office:value="30063100" calcext:value-type="float">
            <text:p>3.01E+07</text:p>
          </table:table-cell>
          <table:table-cell table:formula="of:=AVERAGE([.C64:.G64])" office:value-type="float" office:value="27807860" calcext:value-type="float">
            <text:p>2.78E+07</text:p>
          </table:table-cell>
        </table:table-row>
        <table:table-row table:style-name="ro1">
          <table:table-cell office:value-type="string" calcext:value-type="string">
            <text:p>small_text4</text:p>
          </table:table-cell>
          <table:table-cell office:value-type="float" office:value="555282" calcext:value-type="float">
            <text:p>555282</text:p>
          </table:table-cell>
          <table:table-cell table:style-name="ce5" office:value-type="float" office:value="39385600" calcext:value-type="float">
            <text:p>3.94E+07</text:p>
          </table:table-cell>
          <table:table-cell office:value-type="float" office:value="41986000" calcext:value-type="float">
            <text:p>4.20E+07</text:p>
          </table:table-cell>
          <table:table-cell office:value-type="float" office:value="40049700" calcext:value-type="float">
            <text:p>4.00E+07</text:p>
          </table:table-cell>
          <table:table-cell office:value-type="float" office:value="42432000" calcext:value-type="float">
            <text:p>4.24E+07</text:p>
          </table:table-cell>
          <table:table-cell office:value-type="float" office:value="41417100" calcext:value-type="float">
            <text:p>4.14E+07</text:p>
          </table:table-cell>
          <table:table-cell table:formula="of:=MIN([.C65:.G65])" office:value-type="float" office:value="39385600" calcext:value-type="float">
            <text:p>3.94E+07</text:p>
          </table:table-cell>
          <table:table-cell table:formula="of:=MAX([.C65:.G65])" office:value-type="float" office:value="42432000" calcext:value-type="float">
            <text:p>4.24E+07</text:p>
          </table:table-cell>
          <table:table-cell table:formula="of:=AVERAGE([.C65:.G65])" office:value-type="float" office:value="41054080" calcext:value-type="float">
            <text:p>4.11E+07</text:p>
          </table:table-cell>
        </table:table-row>
        <table:table-row table:style-name="ro1">
          <table:table-cell table:style-name="ce3" office:value-type="string" calcext:value-type="string">
            <text:p>lrg_text0</text:p>
          </table:table-cell>
          <table:table-cell table:style-name="ce3" office:value-type="float" office:value="4998158" calcext:value-type="float">
            <text:p>4998158</text:p>
          </table:table-cell>
          <table:table-cell office:value-type="float" office:value="337097000" calcext:value-type="float">
            <text:p>3.37E+08</text:p>
          </table:table-cell>
          <table:table-cell table:style-name="ce6" office:value-type="float" office:value="326284000" calcext:value-type="float">
            <text:p>3.26E+08</text:p>
          </table:table-cell>
          <table:table-cell table:style-name="ce6" office:value-type="float" office:value="327769000" calcext:value-type="float">
            <text:p>3.28E+08</text:p>
          </table:table-cell>
          <table:table-cell table:style-name="ce6" office:value-type="float" office:value="332449000" calcext:value-type="float">
            <text:p>3.32E+08</text:p>
          </table:table-cell>
          <table:table-cell table:style-name="ce6" office:value-type="float" office:value="338462000" calcext:value-type="float">
            <text:p>3.38E+08</text:p>
          </table:table-cell>
          <table:table-cell table:formula="of:=MIN([.C66:.G66])" office:value-type="float" office:value="326284000" calcext:value-type="float">
            <text:p>3.26E+08</text:p>
          </table:table-cell>
          <table:table-cell table:formula="of:=MAX([.C66:.G66])" office:value-type="float" office:value="338462000" calcext:value-type="float">
            <text:p>3.38E+08</text:p>
          </table:table-cell>
          <table:table-cell table:formula="of:=AVERAGE([.C66:.G66])" office:value-type="float" office:value="332412200" calcext:value-type="float">
            <text:p>3.32E+08</text:p>
          </table:table-cell>
        </table:table-row>
        <table:table-row table:style-name="ro1">
          <table:table-cell table:style-name="ce3" office:value-type="string" calcext:value-type="string">
            <text:p>lrg_text1</text:p>
          </table:table-cell>
          <table:table-cell table:style-name="ce3" office:value-type="float" office:value="19993028" calcext:value-type="float">
            <text:p>19993028</text:p>
          </table:table-cell>
          <table:table-cell office:value-type="float" office:value="1531090000" calcext:value-type="float">
            <text:p>1.53E+09</text:p>
          </table:table-cell>
          <table:table-cell table:style-name="ce6" office:value-type="float" office:value="1541270000" calcext:value-type="float">
            <text:p>1.54E+09</text:p>
          </table:table-cell>
          <table:table-cell table:style-name="ce6" office:value-type="float" office:value="1560340000" calcext:value-type="float">
            <text:p>1.56E+09</text:p>
          </table:table-cell>
          <table:table-cell table:style-name="ce6" office:value-type="float" office:value="1526180000" calcext:value-type="float">
            <text:p>1.53E+09</text:p>
          </table:table-cell>
          <table:table-cell table:style-name="ce6" office:value-type="float" office:value="1543210000" calcext:value-type="float">
            <text:p>1.54E+09</text:p>
          </table:table-cell>
          <table:table-cell table:formula="of:=MIN([.C67:.G67])" office:value-type="float" office:value="1526180000" calcext:value-type="float">
            <text:p>1.53E+09</text:p>
          </table:table-cell>
          <table:table-cell table:formula="of:=MAX([.C67:.G67])" office:value-type="float" office:value="1560340000" calcext:value-type="float">
            <text:p>1.56E+09</text:p>
          </table:table-cell>
          <table:table-cell table:formula="of:=AVERAGE([.C67:.G67])" office:value-type="float" office:value="1540418000" calcext:value-type="float">
            <text:p>1.54E+09</text:p>
          </table:table-cell>
        </table:table-row>
        <table:table-row table:style-name="ro1">
          <table:table-cell table:style-name="ce3" office:value-type="string" calcext:value-type="string">
            <text:p>lrg_text2</text:p>
          </table:table-cell>
          <table:table-cell table:style-name="ce3" office:value-type="float" office:value="44987008" calcext:value-type="float">
            <text:p>44987008</text:p>
          </table:table-cell>
          <table:table-cell office:value-type="float" office:value="3803770000" calcext:value-type="float">
            <text:p>3.80E+09</text:p>
          </table:table-cell>
          <table:table-cell table:style-name="ce6" office:value-type="float" office:value="3948440000" calcext:value-type="float">
            <text:p>3.95E+09</text:p>
          </table:table-cell>
          <table:table-cell table:style-name="ce6" office:value-type="float" office:value="3833760000" calcext:value-type="float">
            <text:p>3.83E+09</text:p>
          </table:table-cell>
          <table:table-cell table:style-name="ce6" office:value-type="float" office:value="3956330000" calcext:value-type="float">
            <text:p>3.96E+09</text:p>
          </table:table-cell>
          <table:table-cell table:style-name="ce6" office:value-type="float" office:value="3883740000" calcext:value-type="float">
            <text:p>3.88E+09</text:p>
          </table:table-cell>
          <table:table-cell table:formula="of:=MIN([.C68:.G68])" office:value-type="float" office:value="3803770000" calcext:value-type="float">
            <text:p>3.80E+09</text:p>
          </table:table-cell>
          <table:table-cell table:formula="of:=MAX([.C68:.G68])" office:value-type="float" office:value="3956330000" calcext:value-type="float">
            <text:p>3.96E+09</text:p>
          </table:table-cell>
          <table:table-cell table:formula="of:=AVERAGE([.C68:.G68])" office:value-type="float" office:value="3885208000" calcext:value-type="float">
            <text:p>3.89E+09</text:p>
          </table:table-cell>
        </table:table-row>
        <table:table-row table:style-name="ro1">
          <table:table-cell table:style-name="ce3" office:value-type="string" calcext:value-type="string">
            <text:p>lrg_text3</text:p>
          </table:table-cell>
          <table:table-cell table:style-name="ce3" office:value-type="float" office:value="79976277" calcext:value-type="float">
            <text:p>79976277</text:p>
          </table:table-cell>
          <table:table-cell office:value-type="float" office:value="7593300000" calcext:value-type="float">
            <text:p>7.59E+09</text:p>
          </table:table-cell>
          <table:table-cell table:style-name="ce6" office:value-type="float" office:value="7690130000" calcext:value-type="float">
            <text:p>7.69E+09</text:p>
          </table:table-cell>
          <table:table-cell table:style-name="ce6" office:value-type="float" office:value="7640410000" calcext:value-type="float">
            <text:p>7.64E+09</text:p>
          </table:table-cell>
          <table:table-cell table:style-name="ce6" office:value-type="float" office:value="7668030000" calcext:value-type="float">
            <text:p>7.67E+09</text:p>
          </table:table-cell>
          <table:table-cell table:style-name="ce6" office:value-type="float" office:value="7630760000" calcext:value-type="float">
            <text:p>7.63E+09</text:p>
          </table:table-cell>
          <table:table-cell table:formula="of:=MIN([.C69:.G69])" office:value-type="float" office:value="7593300000" calcext:value-type="float">
            <text:p>7.59E+09</text:p>
          </table:table-cell>
          <table:table-cell table:formula="of:=MAX([.C69:.G69])" office:value-type="float" office:value="7690130000" calcext:value-type="float">
            <text:p>7.69E+09</text:p>
          </table:table-cell>
          <table:table-cell table:formula="of:=AVERAGE([.C69:.G69])" office:value-type="float" office:value="7644526000" calcext:value-type="float">
            <text:p>7.64E+09</text:p>
          </table:table-cell>
        </table:table-row>
        <table:table-row table:style-name="ro1">
          <table:table-cell table:style-name="ce3" office:value-type="string" calcext:value-type="string">
            <text:p>lrg_text4</text:p>
          </table:table-cell>
          <table:table-cell table:style-name="ce3" office:value-type="float" office:value="124961574" calcext:value-type="float">
            <text:p>124961574</text:p>
          </table:table-cell>
          <table:table-cell office:value-type="float" office:value="13738700000" calcext:value-type="float">
            <text:p>1.37E+10</text:p>
          </table:table-cell>
          <table:table-cell table:style-name="ce6" office:value-type="float" office:value="13814500000" calcext:value-type="float">
            <text:p>1.38E+10</text:p>
          </table:table-cell>
          <table:table-cell table:style-name="ce6" office:value-type="float" office:value="13654100000" calcext:value-type="float">
            <text:p>1.37E+10</text:p>
          </table:table-cell>
          <table:table-cell table:style-name="ce6" office:value-type="float" office:value="13752700000" calcext:value-type="float">
            <text:p>1.38E+10</text:p>
          </table:table-cell>
          <table:table-cell table:style-name="ce6" office:value-type="float" office:value="13470400000" calcext:value-type="float">
            <text:p>1.35E+10</text:p>
          </table:table-cell>
          <table:table-cell table:formula="of:=MIN([.C70:.G70])" office:value-type="float" office:value="13470400000" calcext:value-type="float">
            <text:p>1.35E+10</text:p>
          </table:table-cell>
          <table:table-cell table:formula="of:=MAX([.C70:.G70])" office:value-type="float" office:value="13814500000" calcext:value-type="float">
            <text:p>1.38E+10</text:p>
          </table:table-cell>
          <table:table-cell table:formula="of:=AVERAGE([.C70:.G70])" office:value-type="float" office:value="13686080000" calcext:value-type="float">
            <text:p>1.37E+10</text:p>
          </table:table-cell>
        </table:table-row>
        <table:table-row table:style-name="ro1">
          <table:table-cell table:style-name="ce4" office:value-type="string" calcext:value-type="string">
            <text:p>max_test0</text:p>
          </table:table-cell>
          <table:table-cell table:style-name="ce4" office:value-type="float" office:value="222153312" calcext:value-type="float">
            <text:p>222153312</text:p>
          </table:table-cell>
          <table:table-cell table:style-name="ce7" office:value-type="float" office:value="29655700000" calcext:value-type="float">
            <text:p>2.97E+10</text:p>
          </table:table-cell>
          <table:table-cell table:style-name="ce7" office:value-type="float" office:value="32834900000" calcext:value-type="float">
            <text:p>3.28E+10</text:p>
          </table:table-cell>
          <table:table-cell table:style-name="ce7" office:value-type="float" office:value="30866400000" calcext:value-type="float">
            <text:p>3.09E+10</text:p>
          </table:table-cell>
          <table:table-cell table:style-name="ce7" office:value-type="float" office:value="31749700000" calcext:value-type="float">
            <text:p>3.17E+10</text:p>
          </table:table-cell>
          <table:table-cell table:style-name="ce7" office:value-type="float" office:value="30787700000" calcext:value-type="float">
            <text:p>3.08E+10</text:p>
          </table:table-cell>
          <table:table-cell table:formula="of:=MIN([.C71:.G71])" office:value-type="float" office:value="29655700000" calcext:value-type="float">
            <text:p>2.97E+10</text:p>
          </table:table-cell>
          <table:table-cell table:formula="of:=MAX([.C71:.G71])" office:value-type="float" office:value="32834900000" calcext:value-type="float">
            <text:p>3.28E+10</text:p>
          </table:table-cell>
          <table:table-cell table:formula="of:=AVERAGE([.C71:.G71])" office:value-type="float" office:value="31178880000" calcext:value-type="float">
            <text:p>3.12E+10</text:p>
          </table:table-cell>
        </table:table-row>
        <table:table-row table:style-name="ro1">
          <table:table-cell table:style-name="ce4" office:value-type="string" calcext:value-type="string">
            <text:p>max_test1</text:p>
          </table:table-cell>
          <table:table-cell table:style-name="ce4" office:value-type="float" office:value="888618542" calcext:value-type="float">
            <text:p>888618542</text:p>
          </table:table-cell>
          <table:table-cell table:style-name="ce7" office:value-type="float" office:value="200845000000" calcext:value-type="float">
            <text:p>2.01E+11</text:p>
          </table:table-cell>
          <table:table-cell table:style-name="ce7" office:value-type="float" office:value="207398000000" calcext:value-type="float">
            <text:p>2.07E+11</text:p>
          </table:table-cell>
          <table:table-cell table:style-name="ce7" office:value-type="float" office:value="207673000000" calcext:value-type="float">
            <text:p>2.08E+11</text:p>
          </table:table-cell>
          <table:table-cell table:style-name="ce7" office:value-type="float" office:value="209297000000" calcext:value-type="float">
            <text:p>2.09E+11</text:p>
          </table:table-cell>
          <table:table-cell table:style-name="ce7" office:value-type="float" office:value="209447000000" calcext:value-type="float">
            <text:p>2.09E+11</text:p>
          </table:table-cell>
          <table:table-cell table:formula="of:=MIN([.C72:.G72])" office:value-type="float" office:value="200845000000" calcext:value-type="float">
            <text:p>2.01E+11</text:p>
          </table:table-cell>
          <table:table-cell table:formula="of:=MAX([.C72:.G72])" office:value-type="float" office:value="209447000000" calcext:value-type="float">
            <text:p>2.09E+11</text:p>
          </table:table-cell>
          <table:table-cell table:formula="of:=AVERAGE([.C72:.G72])" office:value-type="float" office:value="206932000000" calcext:value-type="float">
            <text:p>2.07E+11</text:p>
          </table:table-cell>
        </table:table-row>
        <table:table-row table:style-name="ro1">
          <table:table-cell table:style-name="ce4" office:value-type="string" calcext:value-type="string">
            <text:p>max_test2</text:p>
          </table:table-cell>
          <table:table-cell table:style-name="ce4" office:value-type="float" office:value="1999397500" calcext:value-type="float">
            <text:p>1999397500</text:p>
          </table:table-cell>
          <table:table-cell table:style-name="ce7" office:value-type="float" office:value="637125000000" calcext:value-type="float">
            <text:p>6.37E+11</text:p>
          </table:table-cell>
          <table:table-cell table:style-name="ce7" office:value-type="float" office:value="651824000000" calcext:value-type="float">
            <text:p>6.52E+11</text:p>
          </table:table-cell>
          <table:table-cell table:style-name="ce7" office:value-type="float" office:value="643418000000" calcext:value-type="float">
            <text:p>6.43E+11</text:p>
          </table:table-cell>
          <table:table-cell table:style-name="ce7" office:value-type="float" office:value="607728000000" calcext:value-type="float">
            <text:p>6.08E+11</text:p>
          </table:table-cell>
          <table:table-cell table:style-name="ce4"/>
          <table:table-cell table:formula="of:=MIN([.C73:.G73])" office:value-type="float" office:value="607728000000" calcext:value-type="float">
            <text:p>6.08E+11</text:p>
          </table:table-cell>
          <table:table-cell table:formula="of:=MAX([.C73:.G73])" office:value-type="float" office:value="651824000000" calcext:value-type="float">
            <text:p>6.52E+11</text:p>
          </table:table-cell>
          <table:table-cell table:formula="of:=AVERAGE([.C73:.G73])" office:value-type="float" office:value="635023750000" calcext:value-type="float">
            <text:p>6.35E+11</text:p>
          </table:table-cell>
        </table:table-row>
        <table:table-row table:style-name="ro1">
          <table:table-cell table:style-name="ce4" office:value-type="string" calcext:value-type="string">
            <text:p>max_test3</text:p>
          </table:table-cell>
          <table:table-cell table:style-name="ce4" office:value-type="float" office:value="3554467539" calcext:value-type="float">
            <text:p>3554467539</text:p>
          </table:table-cell>
          <table:table-cell table:style-name="ce4" table:number-columns-repeated="5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1:20:42.988868772</meta:creation-date>
    <dc:date>2018-11-15T00:19:34.509730452</dc:date>
    <meta:editing-duration>PT31M55S</meta:editing-duration>
    <meta:editing-cycles>5</meta:editing-cycles>
    <meta:generator>LibreOffice/6.0.1.1$Linux_X86_64 LibreOffice_project/00m0$Build-1</meta:generator>
    <meta:document-statistic meta:table-count="1" meta:cell-count="568" meta:object-count="0"/>
  </office:meta>
</office:document-meta>
</file>